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4.01pt" svg:height="238.68pt" svg:x="78.77pt" svg:y="539.35pt">
            <draw:object draw:notify-on-update-of-ranges="Sheet1.B7:Sheet1.B7 Sheet1.B8:Sheet1.B40 Sheet1.C7:Sheet1.C7 Sheet1.C8:Sheet1.C40 Sheet1.F7:Sheet1.F7 Sheet1.F8:Sheet1.F40 Sheet1.I7:Sheet1.I7 Sheet1.I8:Sheet1.I40 Sheet1.L7:Sheet1.L7 Sheet1.L8:Sheet1.L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24.01pt" svg:height="238.68pt" svg:x="540.11pt" svg:y="546.89pt">
            <draw:object draw:notify-on-update-of-ranges="Sheet1.B7:Sheet1.B7 Sheet1.B8:Sheet1.B40 Sheet1.D7:Sheet1.D7 Sheet1.D8:Sheet1.D40 Sheet1.G7:Sheet1.G7 Sheet1.G8:Sheet1.G40 Sheet1.J7:Sheet1.J7 Sheet1.J8:Sheet1.J40 Sheet1.M7:Sheet1.M7 Sheet1.M8:Sheet1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46.93pt" svg:height="271.05pt" svg:x="147.43pt" svg:y="813.09pt">
            <draw:object draw:notify-on-update-of-ranges="Sheet1.B8:Sheet1.B40 Sheet1.E7:Sheet1.E7 Sheet1.E8:Sheet1.E40 Sheet1.H7:Sheet1.H7 Sheet1.H8:Sheet1.H40 Sheet1.K7:Sheet1.K7 Sheet1.K8:Sheet1.K40 Sheet1.N7:Sheet1.N7 Sheet1.N8:Sheet1.N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24.01pt" svg:height="238.68pt" svg:x="996.18pt" svg:y="548.05pt">
            <draw:object draw:notify-on-update-of-ranges="Sheet1.B7:Sheet1.B7 Sheet1.B8:Sheet1.B40 Sheet1.P7:Sheet1.P7 Sheet1.P8:Sheet1.P40 Sheet1.S7:Sheet1.S7 Sheet1.S8:Sheet1.S40 Sheet1.V7:Sheet1.V7 Sheet1.V8:Sheet1.V40 Sheet1.Y7:Sheet1.Y7 Sheet1.Y8:Sheet1.Y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24.01pt" svg:height="238.68pt" svg:x="1813.72pt" svg:y="544.56pt">
            <draw:object draw:notify-on-update-of-ranges="Sheet1.B7:Sheet1.B7 Sheet1.B8:Sheet1.B40 Sheet1.AC7:Sheet1.AC7 Sheet1.AC8:Sheet1.AC40 Sheet1.AF7:Sheet1.AF7 Sheet1.AF8:Sheet1.AF40 Sheet1.AI7:Sheet1.AI7 Sheet1.AI8:Sheet1.AI40 Sheet1.AL7:Sheet1.AL7 Sheet1.AL8:Sheet1.AL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24.01pt" svg:height="238.68pt" svg:x="2683.19pt" svg:y="548.05pt">
            <draw:object draw:notify-on-update-of-ranges="Sheet1.B7:Sheet1.B7 Sheet1.B8:Sheet1.B40 Sheet1.AP7:Sheet1.AP7 Sheet1.AP8:Sheet1.AP40 Sheet1.AS7:Sheet1.AS7 Sheet1.AS8:Sheet1.AS40 Sheet1.AV7:Sheet1.AV7 Sheet1.AV8:Sheet1.AV40 Sheet1.AY7:Sheet1.AY7 Sheet1.AY8:Sheet1.AY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24.01pt" svg:height="238.68pt" svg:x="3484.97pt" svg:y="536.4pt">
            <draw:object draw:notify-on-update-of-ranges="Sheet1.B7:Sheet1.B7 Sheet1.B8:Sheet1.B40 Sheet1.BC7:Sheet1.BC7 Sheet1.BC8:Sheet1.BC40 Sheet1.BF7:Sheet1.BF7 Sheet1.BF8:Sheet1.BF40 Sheet1.BI7:Sheet1.BI7 Sheet1.BI8:Sheet1.BI40 Sheet1.BL7:Sheet1.BL7 Sheet1.BL8:Sheet1.BL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24.01pt" svg:height="238.68pt" svg:x="4337.52pt" svg:y="536.4pt">
            <draw:object draw:notify-on-update-of-ranges="Sheet1.B7:Sheet1.B7 Sheet1.B8:Sheet1.B40 Sheet1.BP7:Sheet1.BP7 Sheet1.BP8:Sheet1.BP40 Sheet1.BS7:Sheet1.BS7 Sheet1.BS8:Sheet1.BS40 Sheet1.BV7:Sheet1.BV7 Sheet1.BV8:Sheet1.BV40 Sheet1.BY7:Sheet1.BY7 Sheet1.BY8:Sheet1.BY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24.01pt" svg:height="238.68pt" svg:x="5203.33pt" svg:y="528.26pt">
            <draw:object draw:notify-on-update-of-ranges="Sheet1.B7:Sheet1.B7 Sheet1.B8:Sheet1.B40 Sheet1.CC7:Sheet1.CC7 Sheet1.CC8:Sheet1.CC40 Sheet1.CF7:Sheet1.CF7 Sheet1.CF8:Sheet1.CF40 Sheet1.CI7:Sheet1.CI7 Sheet1.CI8:Sheet1.CI40 Sheet1.CL7:Sheet1.CL7 Sheet1.CL8:Sheet1.CL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24.01pt" svg:height="238.68pt" svg:x="5952.02pt" svg:y="524.78pt">
            <draw:object draw:notify-on-update-of-ranges="Sheet1.B7:Sheet1.B7 Sheet1.B8:Sheet1.B40 Sheet1.CP7:Sheet1.CP7 Sheet1.CP8:Sheet1.CP40 Sheet1.CS7:Sheet1.CS7 Sheet1.CS8:Sheet1.CS40 Sheet1.CV7:Sheet1.CV7 Sheet1.CV8:Sheet1.CV40 Sheet1.CY7:Sheet1.CY7 Sheet1.CY8:Sheet1.CY4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24.01pt" svg:height="238.68pt" svg:x="6783.99pt" svg:y="537.59pt">
            <draw:object draw:notify-on-update-of-ranges="Sheet1.B7:Sheet1.B7 Sheet1.B8:Sheet1.B40 Sheet1.DC7:Sheet1.DC7 Sheet1.DC8:Sheet1.DC40 Sheet1.DF7:Sheet1.DF7 Sheet1.DF8:Sheet1.DF40 Sheet1.DI7:Sheet1.DI7 Sheet1.DI8:Sheet1.DI40 Sheet1.DL7:Sheet1.DL7 Sheet1.DL8:Sheet1.DL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24.01pt" svg:height="238.68pt" svg:x="7618.39pt" svg:y="531.75pt">
            <draw:object draw:notify-on-update-of-ranges="Sheet1.B7:Sheet1.B7 Sheet1.B8:Sheet1.B40 Sheet1.DP7:Sheet1.DP7 Sheet1.DP8:Sheet1.DP40 Sheet1.DS7:Sheet1.DS7 Sheet1.DS8:Sheet1.DS40 Sheet1.DV7:Sheet1.DV7 Sheet1.DV8:Sheet1.DV40 Sheet1.DY7:Sheet1.DY7 Sheet1.DY8:Sheet1.DY4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24.01pt" svg:height="238.68pt" svg:x="8489.25pt" svg:y="534.73pt">
            <draw:object draw:notify-on-update-of-ranges="Sheet1.B7:Sheet1.B7 Sheet1.B8:Sheet1.B40 Sheet1.EC7:Sheet1.EC7 Sheet1.EC8:Sheet1.EC40 Sheet1.EF7:Sheet1.EF7 Sheet1.EF8:Sheet1.EF40 Sheet1.EI7:Sheet1.EI7 Sheet1.EI8:Sheet1.EI40 Sheet1.EL7:Sheet1.EL7 Sheet1.EL8:Sheet1.EL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24.01pt" svg:height="238.68pt" svg:x="3052.69pt" svg:y="538.72pt">
            <draw:object draw:notify-on-update-of-ranges="Sheet1.B7:Sheet1.B7 Sheet1.B8:Sheet1.B40 Sheet1.AQ7:Sheet1.AQ7 Sheet1.AQ8:Sheet1.AQ40 Sheet1.AT7:Sheet1.AT7 Sheet1.AT8:Sheet1.AT40 Sheet1.AW7:Sheet1.AW7 Sheet1.AW8:Sheet1.AW40 Sheet1.AZ7:Sheet1.AZ7 Sheet1.AZ8:Sheet1.AZ4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24.01pt" svg:height="238.68pt" svg:x="2221.88pt" svg:y="545.75pt">
            <draw:object draw:notify-on-update-of-ranges="Sheet1.B7:Sheet1.B7 Sheet1.B8:Sheet1.B40 Sheet1.AD7:Sheet1.AD7 Sheet1.AD8:Sheet1.AD40 Sheet1.AG7:Sheet1.AG7 Sheet1.AG8:Sheet1.AG40 Sheet1.AJ7:Sheet1.AJ7 Sheet1.AJ8:Sheet1.AJ40 Sheet1.AM7:Sheet1.AM7 Sheet1.AM8:Sheet1.AM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24.01pt" svg:height="238.68pt" svg:x="1408.03pt" svg:y="550.4pt">
            <draw:object draw:notify-on-update-of-ranges="Sheet1.B7:Sheet1.B7 Sheet1.B8:Sheet1.B40 Sheet1.Q7:Sheet1.Q7 Sheet1.Q8:Sheet1.Q40 Sheet1.T7:Sheet1.T7 Sheet1.T8:Sheet1.T40 Sheet1.W7:Sheet1.W7 Sheet1.W8:Sheet1.W40 Sheet1.Z7:Sheet1.Z7 Sheet1.Z8:Sheet1.Z4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424.01pt" svg:height="238.68pt" svg:x="3903.99pt" svg:y="537.59pt">
            <draw:object draw:notify-on-update-of-ranges="Sheet1.B7:Sheet1.B7 Sheet1.B8:Sheet1.B40 Sheet1.BD7:Sheet1.BD7 Sheet1.BD8:Sheet1.BD40 Sheet1.BG7:Sheet1.BG7 Sheet1.BG8:Sheet1.BG40 Sheet1.BJ7:Sheet1.BJ7 Sheet1.BJ8:Sheet1.BJ40 Sheet1.BM7:Sheet1.BM7 Sheet1.BM8:Sheet1.BM4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7" draw:style-name="gr1" draw:text-style-name="P1" svg:width="424.01pt" svg:height="238.68pt" svg:x="4735.98pt" svg:y="537.59pt">
            <draw:object draw:notify-on-update-of-ranges="Sheet1.B7:Sheet1.B7 Sheet1.B8:Sheet1.B40 Sheet1.BQ7:Sheet1.BQ7 Sheet1.BQ8:Sheet1.BQ40 Sheet1.BT7:Sheet1.BT7 Sheet1.BT8:Sheet1.BT40 Sheet1.BW7:Sheet1.BW7 Sheet1.BW8:Sheet1.BW40 Sheet1.BZ7:Sheet1.BZ7 Sheet1.BZ8:Sheet1.BZ4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8" draw:style-name="gr1" draw:text-style-name="P1" svg:width="424.01pt" svg:height="238.68pt" svg:x="5631.99pt" svg:y="537.59pt">
            <draw:object draw:notify-on-update-of-ranges="Sheet1.B7:Sheet1.B7 Sheet1.B8:Sheet1.B40 Sheet1.CD7:Sheet1.CD7 Sheet1.CD8:Sheet1.CD40 Sheet1.CG7:Sheet1.CG7 Sheet1.CG8:Sheet1.CG40 Sheet1.CJ7:Sheet1.CJ7 Sheet1.CJ8:Sheet1.CJ40 Sheet1.CM7:Sheet1.CM7 Sheet1.CM8:Sheet1.CM4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9" draw:style-name="gr1" draw:text-style-name="P1" svg:width="424.01pt" svg:height="238.68pt" svg:x="6399.98pt" svg:y="524.78pt">
            <draw:object draw:notify-on-update-of-ranges="Sheet1.B7:Sheet1.B7 Sheet1.B8:Sheet1.B40 Sheet1.CQ7:Sheet1.CQ7 Sheet1.CQ8:Sheet1.CQ40 Sheet1.CT7:Sheet1.CT7 Sheet1.CT8:Sheet1.CT40 Sheet1.CW7:Sheet1.CW7 Sheet1.CW8:Sheet1.CW40 Sheet1.CZ7:Sheet1.CZ7 Sheet1.CZ8:Sheet1.CZ40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0" draw:style-name="gr1" draw:text-style-name="P1" svg:width="424.01pt" svg:height="238.68pt" svg:x="8064pt" svg:y="537.59pt">
            <draw:object draw:notify-on-update-of-ranges="Sheet1.B7:Sheet1.B7 Sheet1.B8:Sheet1.B40 Sheet1.DQ7:Sheet1.DQ7 Sheet1.DQ8:Sheet1.DQ40 Sheet1.DT7:Sheet1.DT7 Sheet1.DT8:Sheet1.DT40 Sheet1.DW7:Sheet1.DW7 Sheet1.DW8:Sheet1.DW40 Sheet1.DZ7:Sheet1.DZ7 Sheet1.DZ8:Sheet1.DZ4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1" draw:style-name="gr1" draw:text-style-name="P1" svg:width="424.01pt" svg:height="238.68pt" svg:x="8896pt" svg:y="537.59pt">
            <draw:object draw:notify-on-update-of-ranges="Sheet1.B7:Sheet1.B7 Sheet1.B8:Sheet1.B40 Sheet1.ED7:Sheet1.ED7 Sheet1.ED8:Sheet1.ED40 Sheet1.EG7:Sheet1.EG7 Sheet1.EG8:Sheet1.EG40 Sheet1.EJ7:Sheet1.EJ7 Sheet1.EJ8:Sheet1.EJ40 Sheet1.EM7:Sheet1.EM7 Sheet1.EM8:Sheet1.EM4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2" draw:style-name="gr1" draw:text-style-name="P1" svg:width="424.01pt" svg:height="238.68pt" svg:x="7231.97pt" svg:y="537.59pt">
            <draw:object draw:notify-on-update-of-ranges="Sheet1.B7:Sheet1.B7 Sheet1.B8:Sheet1.B40 Sheet1.DD7:Sheet1.DD7 Sheet1.DD8:Sheet1.DD40 Sheet1.DG7:Sheet1.DG7 Sheet1.DG8:Sheet1.DG40 Sheet1.DJ7:Sheet1.DJ7 Sheet1.DJ8:Sheet1.DJ40 Sheet1.DM7:Sheet1.DM7 Sheet1.DM8:Sheet1.DM4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3" draw:style-name="gr1" draw:text-style-name="P1" svg:width="746.93pt" svg:height="271.05pt" svg:x="1023.99pt" svg:y="819.16pt">
            <draw:object draw:notify-on-update-of-ranges="Sheet1.B7:Sheet1.B7 Sheet1.B8:Sheet1.B40 Sheet1.R7:Sheet1.R7 Sheet1.R8:Sheet1.R40 Sheet1.U7:Sheet1.U7 Sheet1.U8:Sheet1.U40 Sheet1.X7:Sheet1.X7 Sheet1.X8:Sheet1.X40 Sheet1.AA7:Sheet1.AA7 Sheet1.AA8:Sheet1.AA4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4" draw:style-name="gr1" draw:text-style-name="P1" svg:width="746.93pt" svg:height="271.05pt" svg:x="1856.01pt" svg:y="831.97pt">
            <draw:object draw:notify-on-update-of-ranges="Sheet1.B7:Sheet1.B7 Sheet1.B8:Sheet1.B40 Sheet1.AE7:Sheet1.AE7 Sheet1.AE8:Sheet1.AE40 Sheet1.AH7:Sheet1.AH7 Sheet1.AH8:Sheet1.AH40 Sheet1.AK7:Sheet1.AK7 Sheet1.AK8:Sheet1.AK40 Sheet1.AN7:Sheet1.AN7 Sheet1.AN8:Sheet1.AN4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5" draw:style-name="gr1" draw:text-style-name="P1" svg:width="746.93pt" svg:height="271.05pt" svg:x="2688.01pt" svg:y="831.97pt">
            <draw:object draw:notify-on-update-of-ranges="Sheet1.B7:Sheet1.B7 Sheet1.B8:Sheet1.B40 Sheet1.AR7:Sheet1.AR7 Sheet1.AR8:Sheet1.AR40 Sheet1.AU7:Sheet1.AU7 Sheet1.AU8:Sheet1.AU40 Sheet1.AX7:Sheet1.AX7 Sheet1.AX8:Sheet1.AX40 Sheet1.BA7:Sheet1.BA7 Sheet1.BA8:Sheet1.BA4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6" draw:style-name="gr1" draw:text-style-name="P1" svg:width="746.93pt" svg:height="271.05pt" svg:x="3520.01pt" svg:y="844.78pt">
            <draw:object draw:notify-on-update-of-ranges="Sheet1.B7:Sheet1.B7 Sheet1.B8:Sheet1.B40 Sheet1.BE7:Sheet1.BE7 Sheet1.BE8:Sheet1.BE40 Sheet1.BH7:Sheet1.BH7 Sheet1.BH8:Sheet1.BH40 Sheet1.BK7:Sheet1.BK7 Sheet1.BK8:Sheet1.BK40 Sheet1.BN7:Sheet1.BN7 Sheet1.BN8:Sheet1.BN40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7" draw:style-name="gr1" draw:text-style-name="P1" svg:width="746.93pt" svg:height="271.05pt" svg:x="4352pt" svg:y="844.78pt">
            <draw:object draw:notify-on-update-of-ranges="Sheet1.B7:Sheet1.B7 Sheet1.B8:Sheet1.B40 Sheet1.BR7:Sheet1.BR7 Sheet1.BR8:Sheet1.BR40 Sheet1.BU7:Sheet1.BU7 Sheet1.BU8:Sheet1.BU40 Sheet1.BX7:Sheet1.BX7 Sheet1.BX8:Sheet1.BX40 Sheet1.CA7:Sheet1.CA7 Sheet1.CA8:Sheet1.CA4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8" draw:style-name="gr1" draw:text-style-name="P1" svg:width="746.93pt" svg:height="271.05pt" svg:x="5184pt" svg:y="831.97pt">
            <draw:object draw:notify-on-update-of-ranges="Sheet1.B7:Sheet1.B7 Sheet1.B8:Sheet1.B40 Sheet1.CE7:Sheet1.CE7 Sheet1.CE8:Sheet1.CE40 Sheet1.CH7:Sheet1.CH7 Sheet1.CH8:Sheet1.CH40 Sheet1.CK7:Sheet1.CK7 Sheet1.CK8:Sheet1.CK40 Sheet1.CN7:Sheet1.CN7 Sheet1.CN8:Sheet1.CN4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9" draw:style-name="gr1" draw:text-style-name="P1" svg:width="746.93pt" svg:height="271.05pt" svg:x="6016pt" svg:y="870.38pt">
            <draw:object draw:notify-on-update-of-ranges="Sheet1.B7:Sheet1.B7 Sheet1.B8:Sheet1.B40 Sheet1.CR7:Sheet1.CR7 Sheet1.CR8:Sheet1.CR40 Sheet1.CU7:Sheet1.CU7 Sheet1.CU8:Sheet1.CU40 Sheet1.CX7:Sheet1.CX7 Sheet1.CX8:Sheet1.CX40 Sheet1.DA7:Sheet1.DA7 Sheet1.DA8:Sheet1.DA4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0" draw:style-name="gr1" draw:text-style-name="P1" svg:width="746.93pt" svg:height="271.05pt" svg:x="6783.99pt" svg:y="870.38pt">
            <draw:object draw:notify-on-update-of-ranges="Sheet1.B7:Sheet1.B7 Sheet1.B8:Sheet1.B40 Sheet1.DE7:Sheet1.DE7 Sheet1.DE8:Sheet1.DE40 Sheet1.DH7:Sheet1.DH7 Sheet1.DH8:Sheet1.DH40 Sheet1.DK7:Sheet1.DK7 Sheet1.DK8:Sheet1.DK40 Sheet1.DN7:Sheet1.DN7 Sheet1.DN8:Sheet1.DN40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31" draw:style-name="gr1" draw:text-style-name="P1" svg:width="746.93pt" svg:height="271.05pt" svg:x="7615.98pt" svg:y="870.38pt">
            <draw:object draw:notify-on-update-of-ranges="Sheet1.B7:Sheet1.B7 Sheet1.B8:Sheet1.B40 Sheet1.DR7:Sheet1.DR7 Sheet1.DR8:Sheet1.DR40 Sheet1.DU7:Sheet1.DU7 Sheet1.DU8:Sheet1.DU40 Sheet1.DX7:Sheet1.DX7 Sheet1.DX8:Sheet1.DX40 Sheet1.EA7:Sheet1.EA7 Sheet1.EA8:Sheet1.EA40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2" draw:style-name="gr1" draw:text-style-name="P1" svg:width="746.93pt" svg:height="271.05pt" svg:x="8447.98pt" svg:y="870.38pt">
            <draw:object draw:notify-on-update-of-ranges="Sheet1.B7:Sheet1.B7 Sheet1.B8:Sheet1.B40 Sheet1.EE7:Sheet1.EE7 Sheet1.EE8:Sheet1.EE40 Sheet1.EH7:Sheet1.EH7 Sheet1.EH8:Sheet1.EH40 Sheet1.EK7:Sheet1.EK7 Sheet1.EK8:Sheet1.EK40 Sheet1.EN7:Sheet1.EN7 Sheet1.EN8:Sheet1.EN4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number-columns-repeated="209" table:default-cell-style-name="Default"/>
        <table:table-row table:style-name="ro1">
          <table:table-cell table:number-columns-repeated="209"/>
        </table:table-row>
        <table:table-row table:style-name="ro1">
          <table:table-cell table:number-columns-repeated="6"/>
          <table:table-cell table:style-name="ce1" office:value-type="date" office:date-value="2018-08-08" calcext:value-type="date">
            <text:p>2018-08-08</text:p>
          </table:table-cell>
          <table:table-cell table:number-columns-repeated="202"/>
        </table:table-row>
        <table:table-row table:style-name="ro1">
          <table:table-cell/>
          <table:table-cell office:value-type="string" calcext:value-type="string">
            <text:p>Result of analyse of data: 1647096 values with 16237 bad values (1.0%) (taken out)</text:p>
          </table:table-cell>
          <table:table-cell table:number-columns-repeated="20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  <table:table-cell/>
          <table:table-cell office:value-type="string" calcext:value-type="string">
            <text:p>Pos W</text:p>
          </table:table-cell>
          <table:table-cell office:value-type="string" calcext:value-type="string">
            <text:p>Neg W</text:p>
          </table:table-cell>
          <table:table-cell office:value-type="string" calcext:value-type="string">
            <text:p><text:s/>Tot W</text:p>
          </table:table-cell>
          <table:table-cell office:value-type="string" calcext:value-type="string">
            <text:p>Pos Sp</text:p>
          </table:table-cell>
          <table:table-cell office:value-type="string" calcext:value-type="string">
            <text:p>Neg Sp</text:p>
          </table:table-cell>
          <table:table-cell office:value-type="string" calcext:value-type="string">
            <text:p>Tot Sp</text:p>
          </table:table-cell>
          <table:table-cell office:value-type="string" calcext:value-type="string">
            <text:p>Pos Su</text:p>
          </table:table-cell>
          <table:table-cell office:value-type="string" calcext:value-type="string">
            <text:p>Neg Su</text:p>
          </table:table-cell>
          <table:table-cell office:value-type="string" calcext:value-type="string">
            <text:p>Tot Su</text:p>
          </table:table-cell>
          <table:table-cell office:value-type="string" calcext:value-type="string">
            <text:p>Pos A</text:p>
          </table:table-cell>
          <table:table-cell office:value-type="string" calcext:value-type="string">
            <text:p>Neg A</text:p>
          </table:table-cell>
          <table:table-cell office:value-type="string" calcext:value-type="string">
            <text:p>Tot A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43:37.611441951</meta:creation-date>
    <dc:date>2018-08-08T17:45:20.638248342</dc:date>
    <meta:editing-duration>PT40M19S</meta:editing-duration>
    <meta:editing-cycles>2</meta:editing-cycles>
    <meta:generator>LibreOffice/6.0.3.2$Linux_X86_64 LibreOffice_project/00m0$Build-2</meta:generator>
    <meta:document-statistic meta:table-count="1" meta:cell-count="6835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62cm" svg:y="0.303cm" chart:style-name="ch2">
          <text:p>Pos T: 5</text:p>
        </chart:title>
        <chart:legend chart:legend-position="end" svg:x="11.234cm" svg:y="2.484cm" style:legend-expansion="high" chart:style-name="ch3"/>
        <chart:plot-area chart:style-name="ch4" table:cell-range-address="Sheet1.B7:Sheet1.C40 Sheet1.F7:Sheet1.F40 Sheet1.I7:Sheet1.I40 Sheet1.L7:Sheet1.L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40" chart:label-cell-address="Sheet1.C7:Sheet1.C7" chart:class="chart:line">
            <chart:regression-curve chart:style-name="ch8"/>
            <chart:data-point chart:repeated="33"/>
          </chart:series>
          <chart:series chart:style-name="ch9" chart:values-cell-range-address="Sheet1.F8:Sheet1.F40" chart:label-cell-address="Sheet1.F7:Sheet1.F7" chart:class="chart:line">
            <chart:regression-curve chart:style-name="ch10"/>
            <chart:data-point chart:repeated="33"/>
          </chart:series>
          <chart:series chart:style-name="ch11" chart:values-cell-range-address="Sheet1.I8:Sheet1.I40" chart:label-cell-address="Sheet1.I7:Sheet1.I7" chart:class="chart:line">
            <chart:regression-curve chart:style-name="ch12"/>
            <chart:data-point chart:repeated="33"/>
          </chart:series>
          <chart:series chart:style-name="ch13" chart:values-cell-range-address="Sheet1.L8:Sheet1.L40" chart:label-cell-address="Sheet1.L7:Sheet1.L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C7:Sheet1.C7</svg:desc>
                </draw:g>
              </table:table-cell>
              <table:table-cell office:value-type="string">
                <text:p>Pos Sp</text:p>
                <draw:g>
                  <svg:desc>Sheet1.F7:Sheet1.F7</svg:desc>
                </draw:g>
              </table:table-cell>
              <table:table-cell office:value-type="string">
                <text:p>Pos Su</text:p>
                <draw:g>
                  <svg:desc>Sheet1.I7:Sheet1.I7</svg:desc>
                </draw:g>
              </table:table-cell>
              <table:table-cell office:value-type="string">
                <text:p>Pos A</text:p>
                <draw:g>
                  <svg:desc>Sheet1.L7:Sheet1.L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C8:Sheet1.C40</svg:desc>
                </draw:g>
              </table:table-cell>
              <table:table-cell office:value-type="float" office:value="0">
                <text:p>0</text:p>
                <draw:g>
                  <svg:desc>Sheet1.F8:Sheet1.F40</svg:desc>
                </draw:g>
              </table:table-cell>
              <table:table-cell office:value-type="float" office:value="0">
                <text:p>0</text:p>
                <draw:g>
                  <svg:desc>Sheet1.I8:Sheet1.I40</svg:desc>
                </draw:g>
              </table:table-cell>
              <table:table-cell office:value-type="float" office:value="2">
                <text:p>2</text:p>
                <draw:g>
                  <svg:desc>Sheet1.L8:Sheet1.L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43cm" svg:y="0.303cm" chart:style-name="ch2">
          <text:p>Pos T: 12</text:p>
        </chart:title>
        <chart:legend chart:legend-position="end" svg:x="11.234cm" svg:y="2.484cm" style:legend-expansion="high" chart:style-name="ch3"/>
        <chart:plot-area chart:style-name="ch4" table:cell-range-address="Sheet1.B7:Sheet1.B40 Sheet1.CP7:Sheet1.CP40 Sheet1.CS7:Sheet1.CS40 Sheet1.CV7:Sheet1.CV40 Sheet1.CY7:Sheet1.CY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P8:Sheet1.CP40" chart:label-cell-address="Sheet1.CP7:Sheet1.CP7" chart:class="chart:line">
            <chart:regression-curve chart:style-name="ch8"/>
            <chart:data-point chart:repeated="33"/>
          </chart:series>
          <chart:series chart:style-name="ch9" chart:values-cell-range-address="Sheet1.CS8:Sheet1.CS40" chart:label-cell-address="Sheet1.CS7:Sheet1.CS7" chart:class="chart:line">
            <chart:regression-curve chart:style-name="ch10"/>
            <chart:data-point chart:repeated="33"/>
          </chart:series>
          <chart:series chart:style-name="ch11" chart:values-cell-range-address="Sheet1.CV8:Sheet1.CV40" chart:label-cell-address="Sheet1.CV7:Sheet1.CV7" chart:class="chart:line">
            <chart:regression-curve chart:style-name="ch12"/>
            <chart:data-point chart:repeated="33"/>
          </chart:series>
          <chart:series chart:style-name="ch13" chart:values-cell-range-address="Sheet1.CY8:Sheet1.CY40" chart:label-cell-address="Sheet1.CY7:Sheet1.CY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CP7:Sheet1.CP7</svg:desc>
                </draw:g>
              </table:table-cell>
              <table:table-cell office:value-type="string">
                <text:p>Pos Sp</text:p>
                <draw:g>
                  <svg:desc>Sheet1.CS7:Sheet1.CS7</svg:desc>
                </draw:g>
              </table:table-cell>
              <table:table-cell office:value-type="string">
                <text:p>Pos Su</text:p>
                <draw:g>
                  <svg:desc>Sheet1.CV7:Sheet1.CV7</svg:desc>
                </draw:g>
              </table:table-cell>
              <table:table-cell office:value-type="string">
                <text:p>Pos A</text:p>
                <draw:g>
                  <svg:desc>Sheet1.CY7:Sheet1.CY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CP8:Sheet1.CP40</svg:desc>
                </draw:g>
              </table:table-cell>
              <table:table-cell office:value-type="float" office:value="0">
                <text:p>0</text:p>
                <draw:g>
                  <svg:desc>Sheet1.CS8:Sheet1.CS40</svg:desc>
                </draw:g>
              </table:table-cell>
              <table:table-cell office:value-type="float" office:value="0">
                <text:p>0</text:p>
                <draw:g>
                  <svg:desc>Sheet1.CV8:Sheet1.CV40</svg:desc>
                </draw:g>
              </table:table-cell>
              <table:table-cell office:value-type="float" office:value="0">
                <text:p>0</text:p>
                <draw:g>
                  <svg:desc>Sheet1.CY8:Sheet1.CY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43cm" svg:y="0.303cm" chart:style-name="ch2">
          <text:p>Pos T: 13</text:p>
        </chart:title>
        <chart:legend chart:legend-position="end" svg:x="11.234cm" svg:y="2.484cm" style:legend-expansion="high" chart:style-name="ch3"/>
        <chart:plot-area chart:style-name="ch4" table:cell-range-address="Sheet1.B7:Sheet1.B40 Sheet1.DC7:Sheet1.DC40 Sheet1.DF7:Sheet1.DF40 Sheet1.DI7:Sheet1.DI40 Sheet1.DL7:Sheet1.DL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C8:Sheet1.DC40" chart:label-cell-address="Sheet1.DC7:Sheet1.DC7" chart:class="chart:line">
            <chart:regression-curve chart:style-name="ch8"/>
            <chart:data-point chart:repeated="33"/>
          </chart:series>
          <chart:series chart:style-name="ch9" chart:values-cell-range-address="Sheet1.DF8:Sheet1.DF40" chart:label-cell-address="Sheet1.DF7:Sheet1.DF7" chart:class="chart:line">
            <chart:regression-curve chart:style-name="ch10"/>
            <chart:data-point chart:repeated="33"/>
          </chart:series>
          <chart:series chart:style-name="ch11" chart:values-cell-range-address="Sheet1.DI8:Sheet1.DI40" chart:label-cell-address="Sheet1.DI7:Sheet1.DI7" chart:class="chart:line">
            <chart:regression-curve chart:style-name="ch12"/>
            <chart:data-point chart:repeated="33"/>
          </chart:series>
          <chart:series chart:style-name="ch13" chart:values-cell-range-address="Sheet1.DL8:Sheet1.DL40" chart:label-cell-address="Sheet1.DL7:Sheet1.DL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DC7:Sheet1.DC7</svg:desc>
                </draw:g>
              </table:table-cell>
              <table:table-cell office:value-type="string">
                <text:p>Pos Sp</text:p>
                <draw:g>
                  <svg:desc>Sheet1.DF7:Sheet1.DF7</svg:desc>
                </draw:g>
              </table:table-cell>
              <table:table-cell office:value-type="string">
                <text:p>Pos Su</text:p>
                <draw:g>
                  <svg:desc>Sheet1.DI7:Sheet1.DI7</svg:desc>
                </draw:g>
              </table:table-cell>
              <table:table-cell office:value-type="string">
                <text:p>Pos A</text:p>
                <draw:g>
                  <svg:desc>Sheet1.DL7:Sheet1.DL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1">
                <text:p>1</text:p>
                <draw:g>
                  <svg:desc>Sheet1.DC8:Sheet1.DC40</svg:desc>
                </draw:g>
              </table:table-cell>
              <table:table-cell office:value-type="float" office:value="0">
                <text:p>0</text:p>
                <draw:g>
                  <svg:desc>Sheet1.DF8:Sheet1.DF40</svg:desc>
                </draw:g>
              </table:table-cell>
              <table:table-cell office:value-type="float" office:value="0">
                <text:p>0</text:p>
                <draw:g>
                  <svg:desc>Sheet1.DI8:Sheet1.DI40</svg:desc>
                </draw:g>
              </table:table-cell>
              <table:table-cell office:value-type="float" office:value="1">
                <text:p>1</text:p>
                <draw:g>
                  <svg:desc>Sheet1.DL8:Sheet1.DL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43cm" svg:y="0.303cm" chart:style-name="ch2">
          <text:p>Pos T: 14</text:p>
        </chart:title>
        <chart:legend chart:legend-position="end" svg:x="11.234cm" svg:y="2.484cm" style:legend-expansion="high" chart:style-name="ch3"/>
        <chart:plot-area chart:style-name="ch4" table:cell-range-address="Sheet1.B7:Sheet1.B40 Sheet1.DP7:Sheet1.DP40 Sheet1.DS7:Sheet1.DS40 Sheet1.DV7:Sheet1.DV40 Sheet1.DY7:Sheet1.DY40" chart:data-source-has-labels="both" svg:x="0.299cm" svg:y="1.172cm" svg:width="10.636cm" svg:height="7.081cm">
          <chartooo:coordinate-region svg:x="1.026cm" svg:y="1.172cm" svg:width="9.796cm" svg:height="5.921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P8:Sheet1.DP40" chart:label-cell-address="Sheet1.DP7:Sheet1.DP7" chart:class="chart:line">
            <chart:regression-curve chart:style-name="ch8"/>
            <chart:data-point chart:repeated="33"/>
          </chart:series>
          <chart:series chart:style-name="ch9" chart:values-cell-range-address="Sheet1.DS8:Sheet1.DS40" chart:label-cell-address="Sheet1.DS7:Sheet1.DS7" chart:class="chart:line">
            <chart:regression-curve chart:style-name="ch10"/>
            <chart:data-point chart:repeated="33"/>
          </chart:series>
          <chart:series chart:style-name="ch11" chart:values-cell-range-address="Sheet1.DV8:Sheet1.DV40" chart:label-cell-address="Sheet1.DV7:Sheet1.DV7" chart:class="chart:line">
            <chart:regression-curve chart:style-name="ch12"/>
            <chart:data-point chart:repeated="33"/>
          </chart:series>
          <chart:series chart:style-name="ch13" chart:values-cell-range-address="Sheet1.DY8:Sheet1.DY40" chart:label-cell-address="Sheet1.DY7:Sheet1.DY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DP7:Sheet1.DP7</svg:desc>
                </draw:g>
              </table:table-cell>
              <table:table-cell office:value-type="string">
                <text:p>Pos Sp</text:p>
                <draw:g>
                  <svg:desc>Sheet1.DS7:Sheet1.DS7</svg:desc>
                </draw:g>
              </table:table-cell>
              <table:table-cell office:value-type="string">
                <text:p>Pos Su</text:p>
                <draw:g>
                  <svg:desc>Sheet1.DV7:Sheet1.DV7</svg:desc>
                </draw:g>
              </table:table-cell>
              <table:table-cell office:value-type="string">
                <text:p>Pos A</text:p>
                <draw:g>
                  <svg:desc>Sheet1.DY7:Sheet1.DY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DP8:Sheet1.DP40</svg:desc>
                </draw:g>
              </table:table-cell>
              <table:table-cell office:value-type="float" office:value="0">
                <text:p>0</text:p>
                <draw:g>
                  <svg:desc>Sheet1.DS8:Sheet1.DS40</svg:desc>
                </draw:g>
              </table:table-cell>
              <table:table-cell office:value-type="float" office:value="0">
                <text:p>0</text:p>
                <draw:g>
                  <svg:desc>Sheet1.DV8:Sheet1.DV40</svg:desc>
                </draw:g>
              </table:table-cell>
              <table:table-cell office:value-type="float" office:value="0">
                <text:p>0</text:p>
                <draw:g>
                  <svg:desc>Sheet1.DY8:Sheet1.DY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43cm" svg:y="0.303cm" chart:style-name="ch2">
          <text:p>Pos T: 15</text:p>
        </chart:title>
        <chart:legend chart:legend-position="end" svg:x="11.234cm" svg:y="2.484cm" style:legend-expansion="high" chart:style-name="ch3"/>
        <chart:plot-area chart:style-name="ch4" table:cell-range-address="Sheet1.B7:Sheet1.B40 Sheet1.EC7:Sheet1.EC40 Sheet1.EF7:Sheet1.EF40 Sheet1.EI7:Sheet1.EI40 Sheet1.EL7:Sheet1.EL40" chart:data-source-has-labels="both" svg:x="0.299cm" svg:y="1.172cm" svg:width="10.636cm" svg:height="7.081cm">
          <chartooo:coordinate-region svg:x="1.026cm" svg:y="1.172cm" svg:width="9.796cm" svg:height="5.921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C8:Sheet1.EC40" chart:label-cell-address="Sheet1.EC7:Sheet1.EC7" chart:class="chart:line">
            <chart:regression-curve chart:style-name="ch8"/>
            <chart:data-point chart:repeated="33"/>
          </chart:series>
          <chart:series chart:style-name="ch9" chart:values-cell-range-address="Sheet1.EF8:Sheet1.EF40" chart:label-cell-address="Sheet1.EF7:Sheet1.EF7" chart:class="chart:line">
            <chart:regression-curve chart:style-name="ch10"/>
            <chart:data-point chart:repeated="33"/>
          </chart:series>
          <chart:series chart:style-name="ch11" chart:values-cell-range-address="Sheet1.EI8:Sheet1.EI40" chart:label-cell-address="Sheet1.EI7:Sheet1.EI7" chart:class="chart:line">
            <chart:regression-curve chart:style-name="ch12"/>
            <chart:data-point chart:repeated="33"/>
          </chart:series>
          <chart:series chart:style-name="ch13" chart:values-cell-range-address="Sheet1.EL8:Sheet1.EL40" chart:label-cell-address="Sheet1.EL7:Sheet1.EL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EC7:Sheet1.EC7</svg:desc>
                </draw:g>
              </table:table-cell>
              <table:table-cell office:value-type="string">
                <text:p>Pos Sp</text:p>
                <draw:g>
                  <svg:desc>Sheet1.EF7:Sheet1.EF7</svg:desc>
                </draw:g>
              </table:table-cell>
              <table:table-cell office:value-type="string">
                <text:p>Pos Su</text:p>
                <draw:g>
                  <svg:desc>Sheet1.EI7:Sheet1.EI7</svg:desc>
                </draw:g>
              </table:table-cell>
              <table:table-cell office:value-type="string">
                <text:p>Pos A</text:p>
                <draw:g>
                  <svg:desc>Sheet1.EL7:Sheet1.EL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EC8:Sheet1.EC40</svg:desc>
                </draw:g>
              </table:table-cell>
              <table:table-cell office:value-type="float" office:value="0">
                <text:p>0</text:p>
                <draw:g>
                  <svg:desc>Sheet1.EF8:Sheet1.EF40</svg:desc>
                </draw:g>
              </table:table-cell>
              <table:table-cell office:value-type="float" office:value="0">
                <text:p>0</text:p>
                <draw:g>
                  <svg:desc>Sheet1.EI8:Sheet1.EI40</svg:desc>
                </draw:g>
              </table:table-cell>
              <table:table-cell office:value-type="float" office:value="0">
                <text:p>0</text:p>
                <draw:g>
                  <svg:desc>Sheet1.EL8:Sheet1.EL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49cm" svg:y="0.303cm" chart:style-name="ch2">
          <text:p>Neg T: 8</text:p>
        </chart:title>
        <chart:legend chart:legend-position="end" svg:x="11.234cm" svg:y="2.484cm" style:legend-expansion="high" chart:style-name="ch3"/>
        <chart:plot-area chart:style-name="ch4" table:cell-range-address="Sheet1.B7:Sheet1.B40 Sheet1.AQ7:Sheet1.AQ40 Sheet1.AT7:Sheet1.AT40 Sheet1.AW7:Sheet1.AW40 Sheet1.AZ7:Sheet1.AZ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Q8:Sheet1.AQ40" chart:label-cell-address="Sheet1.AQ7:Sheet1.AQ7" chart:class="chart:line">
            <chart:regression-curve chart:style-name="ch8"/>
            <chart:data-point chart:repeated="33"/>
          </chart:series>
          <chart:series chart:style-name="ch9" chart:values-cell-range-address="Sheet1.AT8:Sheet1.AT40" chart:label-cell-address="Sheet1.AT7:Sheet1.AT7" chart:class="chart:line">
            <chart:regression-curve chart:style-name="ch10"/>
            <chart:data-point chart:repeated="33"/>
          </chart:series>
          <chart:series chart:style-name="ch11" chart:values-cell-range-address="Sheet1.AW8:Sheet1.AW40" chart:label-cell-address="Sheet1.AW7:Sheet1.AW7" chart:class="chart:line">
            <chart:regression-curve chart:style-name="ch12"/>
            <chart:data-point chart:repeated="33"/>
          </chart:series>
          <chart:series chart:style-name="ch13" chart:values-cell-range-address="Sheet1.AZ8:Sheet1.AZ40" chart:label-cell-address="Sheet1.AZ7:Sheet1.AZ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AQ7:Sheet1.AQ7</svg:desc>
                </draw:g>
              </table:table-cell>
              <table:table-cell office:value-type="string">
                <text:p>Neg Sp</text:p>
                <draw:g>
                  <svg:desc>Sheet1.AT7:Sheet1.AT7</svg:desc>
                </draw:g>
              </table:table-cell>
              <table:table-cell office:value-type="string">
                <text:p>Neg Su</text:p>
                <draw:g>
                  <svg:desc>Sheet1.AW7:Sheet1.AW7</svg:desc>
                </draw:g>
              </table:table-cell>
              <table:table-cell office:value-type="string">
                <text:p>Neg A</text:p>
                <draw:g>
                  <svg:desc>Sheet1.AZ7:Sheet1.AZ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1">
                <text:p>1</text:p>
                <draw:g>
                  <svg:desc>Sheet1.AQ8:Sheet1.AQ40</svg:desc>
                </draw:g>
              </table:table-cell>
              <table:table-cell office:value-type="float" office:value="0">
                <text:p>0</text:p>
                <draw:g>
                  <svg:desc>Sheet1.AT8:Sheet1.AT40</svg:desc>
                </draw:g>
              </table:table-cell>
              <table:table-cell office:value-type="float" office:value="0">
                <text:p>0</text:p>
                <draw:g>
                  <svg:desc>Sheet1.AW8:Sheet1.AW40</svg:desc>
                </draw:g>
              </table:table-cell>
              <table:table-cell office:value-type="float" office:value="1">
                <text:p>1</text:p>
                <draw:g>
                  <svg:desc>Sheet1.AZ8:Sheet1.AZ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49cm" svg:y="0.303cm" chart:style-name="ch2">
          <text:p>Neg T: 7</text:p>
        </chart:title>
        <chart:legend chart:legend-position="end" svg:x="11.234cm" svg:y="2.484cm" style:legend-expansion="high" chart:style-name="ch3"/>
        <chart:plot-area chart:style-name="ch4" table:cell-range-address="Sheet1.B7:Sheet1.B40 Sheet1.AD7:Sheet1.AD40 Sheet1.AG7:Sheet1.AG40 Sheet1.AJ7:Sheet1.AJ40 Sheet1.AM7:Sheet1.AM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D8:Sheet1.AD40" chart:label-cell-address="Sheet1.AD7:Sheet1.AD7" chart:class="chart:line">
            <chart:regression-curve chart:style-name="ch8"/>
            <chart:data-point chart:repeated="33"/>
          </chart:series>
          <chart:series chart:style-name="ch9" chart:values-cell-range-address="Sheet1.AG8:Sheet1.AG40" chart:label-cell-address="Sheet1.AG7:Sheet1.AG7" chart:class="chart:line">
            <chart:regression-curve chart:style-name="ch10"/>
            <chart:data-point chart:repeated="33"/>
          </chart:series>
          <chart:series chart:style-name="ch11" chart:values-cell-range-address="Sheet1.AJ8:Sheet1.AJ40" chart:label-cell-address="Sheet1.AJ7:Sheet1.AJ7" chart:class="chart:line">
            <chart:regression-curve chart:style-name="ch12"/>
            <chart:data-point chart:repeated="33"/>
          </chart:series>
          <chart:series chart:style-name="ch13" chart:values-cell-range-address="Sheet1.AM8:Sheet1.AM40" chart:label-cell-address="Sheet1.AM7:Sheet1.AM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AD7:Sheet1.AD7</svg:desc>
                </draw:g>
              </table:table-cell>
              <table:table-cell office:value-type="string">
                <text:p>Neg Sp</text:p>
                <draw:g>
                  <svg:desc>Sheet1.AG7:Sheet1.AG7</svg:desc>
                </draw:g>
              </table:table-cell>
              <table:table-cell office:value-type="string">
                <text:p>Neg Su</text:p>
                <draw:g>
                  <svg:desc>Sheet1.AJ7:Sheet1.AJ7</svg:desc>
                </draw:g>
              </table:table-cell>
              <table:table-cell office:value-type="string">
                <text:p>Neg A</text:p>
                <draw:g>
                  <svg:desc>Sheet1.AM7:Sheet1.AM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AD8:Sheet1.AD40</svg:desc>
                </draw:g>
              </table:table-cell>
              <table:table-cell office:value-type="float" office:value="0">
                <text:p>0</text:p>
                <draw:g>
                  <svg:desc>Sheet1.AG8:Sheet1.AG40</svg:desc>
                </draw:g>
              </table:table-cell>
              <table:table-cell office:value-type="float" office:value="0">
                <text:p>0</text:p>
                <draw:g>
                  <svg:desc>Sheet1.AJ8:Sheet1.AJ40</svg:desc>
                </draw:g>
              </table:table-cell>
              <table:table-cell office:value-type="float" office:value="3">
                <text:p>3</text:p>
                <draw:g>
                  <svg:desc>Sheet1.AM8:Sheet1.AM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49cm" svg:y="0.303cm" chart:style-name="ch2">
          <text:p>Neg T: 6</text:p>
        </chart:title>
        <chart:legend chart:legend-position="end" svg:x="11.234cm" svg:y="2.484cm" style:legend-expansion="high" chart:style-name="ch3"/>
        <chart:plot-area chart:style-name="ch4" table:cell-range-address="Sheet1.B7:Sheet1.B40 Sheet1.Q7:Sheet1.Q40 Sheet1.T7:Sheet1.T40 Sheet1.W7:Sheet1.W40 Sheet1.Z7:Sheet1.Z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8:Sheet1.Q40" chart:label-cell-address="Sheet1.Q7:Sheet1.Q7" chart:class="chart:line">
            <chart:regression-curve chart:style-name="ch8"/>
            <chart:data-point chart:repeated="33"/>
          </chart:series>
          <chart:series chart:style-name="ch9" chart:values-cell-range-address="Sheet1.T8:Sheet1.T40" chart:label-cell-address="Sheet1.T7:Sheet1.T7" chart:class="chart:line">
            <chart:regression-curve chart:style-name="ch10"/>
            <chart:data-point chart:repeated="33"/>
          </chart:series>
          <chart:series chart:style-name="ch11" chart:values-cell-range-address="Sheet1.W8:Sheet1.W40" chart:label-cell-address="Sheet1.W7:Sheet1.W7" chart:class="chart:line">
            <chart:regression-curve chart:style-name="ch12"/>
            <chart:data-point chart:repeated="33"/>
          </chart:series>
          <chart:series chart:style-name="ch13" chart:values-cell-range-address="Sheet1.Z8:Sheet1.Z40" chart:label-cell-address="Sheet1.Z7:Sheet1.Z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Q7:Sheet1.Q7</svg:desc>
                </draw:g>
              </table:table-cell>
              <table:table-cell office:value-type="string">
                <text:p>Neg Sp</text:p>
                <draw:g>
                  <svg:desc>Sheet1.T7:Sheet1.T7</svg:desc>
                </draw:g>
              </table:table-cell>
              <table:table-cell office:value-type="string">
                <text:p>Neg Su</text:p>
                <draw:g>
                  <svg:desc>Sheet1.W7:Sheet1.W7</svg:desc>
                </draw:g>
              </table:table-cell>
              <table:table-cell office:value-type="string">
                <text:p>Neg A</text:p>
                <draw:g>
                  <svg:desc>Sheet1.Z7:Sheet1.Z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1">
                <text:p>1</text:p>
                <draw:g>
                  <svg:desc>Sheet1.Q8:Sheet1.Q40</svg:desc>
                </draw:g>
              </table:table-cell>
              <table:table-cell office:value-type="float" office:value="0">
                <text:p>0</text:p>
                <draw:g>
                  <svg:desc>Sheet1.T8:Sheet1.T40</svg:desc>
                </draw:g>
              </table:table-cell>
              <table:table-cell office:value-type="float" office:value="0">
                <text:p>0</text:p>
                <draw:g>
                  <svg:desc>Sheet1.W8:Sheet1.W40</svg:desc>
                </draw:g>
              </table:table-cell>
              <table:table-cell office:value-type="float" office:value="1">
                <text:p>1</text:p>
                <draw:g>
                  <svg:desc>Sheet1.Z8:Sheet1.Z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324cm" svg:y="0.326cm" chart:style-name="ch2">
          <text:p>Tot T: 7</text:p>
        </chart:title>
        <chart:legend chart:legend-position="end" svg:x="22.732cm" svg:y="3.055cm" style:legend-expansion="high" chart:style-name="ch3"/>
        <chart:plot-area chart:style-name="ch4" table:cell-range-address="Sheet1.B7:Sheet1.B40 Sheet1.AE7:Sheet1.AE40 Sheet1.AH7:Sheet1.AH40 Sheet1.AK7:Sheet1.AK40 Sheet1.AN7:Sheet1.AN40" chart:data-source-has-labels="both" svg:x="0.527cm" svg:y="1.218cm" svg:width="21.678cm" svg:height="8.154cm">
          <chartooo:coordinate-region svg:x="0.963cm" svg:y="1.218cm" svg:width="20.927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E8:Sheet1.AE40" chart:label-cell-address="Sheet1.AE7:Sheet1.AE7" chart:class="chart:line">
            <chart:regression-curve chart:style-name="ch8"/>
            <chart:data-point chart:repeated="33"/>
          </chart:series>
          <chart:series chart:style-name="ch9" chart:values-cell-range-address="Sheet1.AH8:Sheet1.AH40" chart:label-cell-address="Sheet1.AH7:Sheet1.AH7" chart:class="chart:line">
            <chart:regression-curve chart:style-name="ch10"/>
            <chart:data-point chart:repeated="33"/>
          </chart:series>
          <chart:series chart:style-name="ch11" chart:values-cell-range-address="Sheet1.AK8:Sheet1.AK40" chart:label-cell-address="Sheet1.AK7:Sheet1.AK7" chart:class="chart:line">
            <chart:regression-curve chart:style-name="ch12"/>
            <chart:data-point chart:repeated="33"/>
          </chart:series>
          <chart:series chart:style-name="ch13" chart:values-cell-range-address="Sheet1.AN8:Sheet1.AN40" chart:label-cell-address="Sheet1.AN7:Sheet1.AN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AE7:Sheet1.AE7</svg:desc>
                </draw:g>
              </table:table-cell>
              <table:table-cell office:value-type="string">
                <text:p>Tot Sp</text:p>
                <draw:g>
                  <svg:desc>Sheet1.AH7:Sheet1.AH7</svg:desc>
                </draw:g>
              </table:table-cell>
              <table:table-cell office:value-type="string">
                <text:p>Tot Su</text:p>
                <draw:g>
                  <svg:desc>Sheet1.AK7:Sheet1.AK7</svg:desc>
                </draw:g>
              </table:table-cell>
              <table:table-cell office:value-type="string">
                <text:p>Tot A</text:p>
                <draw:g>
                  <svg:desc>Sheet1.AN7:Sheet1.AN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2">
                <text:p>2</text:p>
                <draw:g>
                  <svg:desc>Sheet1.AE8:Sheet1.AE40</svg:desc>
                </draw:g>
              </table:table-cell>
              <table:table-cell office:value-type="float" office:value="0">
                <text:p>0</text:p>
                <draw:g>
                  <svg:desc>Sheet1.AH8:Sheet1.AH40</svg:desc>
                </draw:g>
              </table:table-cell>
              <table:table-cell office:value-type="float" office:value="0">
                <text:p>0</text:p>
                <draw:g>
                  <svg:desc>Sheet1.AK8:Sheet1.AK40</svg:desc>
                </draw:g>
              </table:table-cell>
              <table:table-cell office:value-type="float" office:value="4">
                <text:p>4</text:p>
                <draw:g>
                  <svg:desc>Sheet1.AN8:Sheet1.AN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49cm" svg:y="0.303cm" chart:style-name="ch2">
          <text:p>Neg T: 9</text:p>
        </chart:title>
        <chart:legend chart:legend-position="end" svg:x="11.234cm" svg:y="2.484cm" style:legend-expansion="high" chart:style-name="ch3"/>
        <chart:plot-area chart:style-name="ch4" table:cell-range-address="Sheet1.B7:Sheet1.B40 Sheet1.BD7:Sheet1.BD40 Sheet1.BG7:Sheet1.BG40 Sheet1.BJ7:Sheet1.BJ40 Sheet1.BM7:Sheet1.BM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D8:Sheet1.BD40" chart:label-cell-address="Sheet1.BD7:Sheet1.BD7" chart:class="chart:line">
            <chart:regression-curve chart:style-name="ch8"/>
            <chart:data-point chart:repeated="33"/>
          </chart:series>
          <chart:series chart:style-name="ch9" chart:values-cell-range-address="Sheet1.BG8:Sheet1.BG40" chart:label-cell-address="Sheet1.BG7:Sheet1.BG7" chart:class="chart:line">
            <chart:regression-curve chart:style-name="ch10"/>
            <chart:data-point chart:repeated="33"/>
          </chart:series>
          <chart:series chart:style-name="ch11" chart:values-cell-range-address="Sheet1.BJ8:Sheet1.BJ40" chart:label-cell-address="Sheet1.BJ7:Sheet1.BJ7" chart:class="chart:line">
            <chart:regression-curve chart:style-name="ch12"/>
            <chart:data-point chart:repeated="33"/>
          </chart:series>
          <chart:series chart:style-name="ch13" chart:values-cell-range-address="Sheet1.BM8:Sheet1.BM40" chart:label-cell-address="Sheet1.BM7:Sheet1.BM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BD7:Sheet1.BD7</svg:desc>
                </draw:g>
              </table:table-cell>
              <table:table-cell office:value-type="string">
                <text:p>Neg Sp</text:p>
                <draw:g>
                  <svg:desc>Sheet1.BG7:Sheet1.BG7</svg:desc>
                </draw:g>
              </table:table-cell>
              <table:table-cell office:value-type="string">
                <text:p>Neg Su</text:p>
                <draw:g>
                  <svg:desc>Sheet1.BJ7:Sheet1.BJ7</svg:desc>
                </draw:g>
              </table:table-cell>
              <table:table-cell office:value-type="string">
                <text:p>Neg A</text:p>
                <draw:g>
                  <svg:desc>Sheet1.BM7:Sheet1.BM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BD8:Sheet1.BD40</svg:desc>
                </draw:g>
              </table:table-cell>
              <table:table-cell office:value-type="float" office:value="0">
                <text:p>0</text:p>
                <draw:g>
                  <svg:desc>Sheet1.BG8:Sheet1.BG40</svg:desc>
                </draw:g>
              </table:table-cell>
              <table:table-cell office:value-type="float" office:value="0">
                <text:p>0</text:p>
                <draw:g>
                  <svg:desc>Sheet1.BJ8:Sheet1.BJ40</svg:desc>
                </draw:g>
              </table:table-cell>
              <table:table-cell office:value-type="float" office:value="0">
                <text:p>0</text:p>
                <draw:g>
                  <svg:desc>Sheet1.BM8:Sheet1.BM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3cm" svg:y="0.303cm" chart:style-name="ch2">
          <text:p>Neg T: 10</text:p>
        </chart:title>
        <chart:legend chart:legend-position="end" svg:x="11.234cm" svg:y="2.484cm" style:legend-expansion="high" chart:style-name="ch3"/>
        <chart:plot-area chart:style-name="ch4" table:cell-range-address="Sheet1.B7:Sheet1.B40 Sheet1.BQ7:Sheet1.BQ40 Sheet1.BT7:Sheet1.BT40 Sheet1.BW7:Sheet1.BW40 Sheet1.BZ7:Sheet1.BZ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Q8:Sheet1.BQ40" chart:label-cell-address="Sheet1.BQ7:Sheet1.BQ7" chart:class="chart:line">
            <chart:regression-curve chart:style-name="ch8"/>
            <chart:data-point chart:repeated="33"/>
          </chart:series>
          <chart:series chart:style-name="ch9" chart:values-cell-range-address="Sheet1.BT8:Sheet1.BT40" chart:label-cell-address="Sheet1.BT7:Sheet1.BT7" chart:class="chart:line">
            <chart:regression-curve chart:style-name="ch10"/>
            <chart:data-point chart:repeated="33"/>
          </chart:series>
          <chart:series chart:style-name="ch11" chart:values-cell-range-address="Sheet1.BW8:Sheet1.BW40" chart:label-cell-address="Sheet1.BW7:Sheet1.BW7" chart:class="chart:line">
            <chart:regression-curve chart:style-name="ch12"/>
            <chart:data-point chart:repeated="33"/>
          </chart:series>
          <chart:series chart:style-name="ch13" chart:values-cell-range-address="Sheet1.BZ8:Sheet1.BZ40" chart:label-cell-address="Sheet1.BZ7:Sheet1.BZ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BQ7:Sheet1.BQ7</svg:desc>
                </draw:g>
              </table:table-cell>
              <table:table-cell office:value-type="string">
                <text:p>Neg Sp</text:p>
                <draw:g>
                  <svg:desc>Sheet1.BT7:Sheet1.BT7</svg:desc>
                </draw:g>
              </table:table-cell>
              <table:table-cell office:value-type="string">
                <text:p>Neg Su</text:p>
                <draw:g>
                  <svg:desc>Sheet1.BW7:Sheet1.BW7</svg:desc>
                </draw:g>
              </table:table-cell>
              <table:table-cell office:value-type="string">
                <text:p>Neg A</text:p>
                <draw:g>
                  <svg:desc>Sheet1.BZ7:Sheet1.BZ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BQ8:Sheet1.BQ40</svg:desc>
                </draw:g>
              </table:table-cell>
              <table:table-cell office:value-type="float" office:value="0">
                <text:p>0</text:p>
                <draw:g>
                  <svg:desc>Sheet1.BT8:Sheet1.BT40</svg:desc>
                </draw:g>
              </table:table-cell>
              <table:table-cell office:value-type="float" office:value="0">
                <text:p>0</text:p>
                <draw:g>
                  <svg:desc>Sheet1.BW8:Sheet1.BW40</svg:desc>
                </draw:g>
              </table:table-cell>
              <table:table-cell office:value-type="float" office:value="0">
                <text:p>0</text:p>
                <draw:g>
                  <svg:desc>Sheet1.BZ8:Sheet1.BZ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49cm" svg:y="0.303cm" chart:style-name="ch2">
          <text:p>Neg T: 5</text:p>
        </chart:title>
        <chart:legend chart:legend-position="end" svg:x="11.234cm" svg:y="2.484cm" style:legend-expansion="high" chart:style-name="ch3"/>
        <chart:plot-area chart:style-name="ch4" table:cell-range-address="Sheet1.B7:Sheet1.B40 Sheet1.D7:Sheet1.D40 Sheet1.G7:Sheet1.G40 Sheet1.J7:Sheet1.J40 Sheet1.M7:Sheet1.M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:Sheet1.D40" chart:label-cell-address="Sheet1.D7:Sheet1.D7" chart:class="chart:line">
            <chart:regression-curve chart:style-name="ch8"/>
            <chart:data-point chart:repeated="33"/>
          </chart:series>
          <chart:series chart:style-name="ch9" chart:values-cell-range-address="Sheet1.G8:Sheet1.G40" chart:label-cell-address="Sheet1.G7:Sheet1.G7" chart:class="chart:line">
            <chart:regression-curve chart:style-name="ch10"/>
            <chart:data-point chart:repeated="33"/>
          </chart:series>
          <chart:series chart:style-name="ch11" chart:values-cell-range-address="Sheet1.J8:Sheet1.J40" chart:label-cell-address="Sheet1.J7:Sheet1.J7" chart:class="chart:line">
            <chart:regression-curve chart:style-name="ch12"/>
            <chart:data-point chart:repeated="33"/>
          </chart:series>
          <chart:series chart:style-name="ch13" chart:values-cell-range-address="Sheet1.M8:Sheet1.M40" chart:label-cell-address="Sheet1.M7:Sheet1.M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D7:Sheet1.D7</svg:desc>
                </draw:g>
              </table:table-cell>
              <table:table-cell office:value-type="string">
                <text:p>Neg Sp</text:p>
                <draw:g>
                  <svg:desc>Sheet1.G7:Sheet1.G7</svg:desc>
                </draw:g>
              </table:table-cell>
              <table:table-cell office:value-type="string">
                <text:p>Neg Su</text:p>
                <draw:g>
                  <svg:desc>Sheet1.J7:Sheet1.J7</svg:desc>
                </draw:g>
              </table:table-cell>
              <table:table-cell office:value-type="string">
                <text:p>Neg A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D8:Sheet1.D40</svg:desc>
                </draw:g>
              </table:table-cell>
              <table:table-cell office:value-type="float" office:value="0">
                <text:p>0</text:p>
                <draw:g>
                  <svg:desc>Sheet1.G8:Sheet1.G40</svg:desc>
                </draw:g>
              </table:table-cell>
              <table:table-cell office:value-type="float" office:value="0">
                <text:p>0</text:p>
                <draw:g>
                  <svg:desc>Sheet1.J8:Sheet1.J40</svg:desc>
                </draw:g>
              </table:table-cell>
              <table:table-cell office:value-type="float" office:value="4">
                <text:p>4</text:p>
                <draw:g>
                  <svg:desc>Sheet1.M8:Sheet1.M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3cm" svg:y="0.303cm" chart:style-name="ch2">
          <text:p>Neg T: 11</text:p>
        </chart:title>
        <chart:legend chart:legend-position="end" svg:x="11.234cm" svg:y="2.484cm" style:legend-expansion="high" chart:style-name="ch3"/>
        <chart:plot-area chart:style-name="ch4" table:cell-range-address="Sheet1.B7:Sheet1.B40 Sheet1.CD7:Sheet1.CD40 Sheet1.CG7:Sheet1.CG40 Sheet1.CJ7:Sheet1.CJ40 Sheet1.CM7:Sheet1.CM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D8:Sheet1.CD40" chart:label-cell-address="Sheet1.CD7:Sheet1.CD7" chart:class="chart:line">
            <chart:regression-curve chart:style-name="ch8"/>
            <chart:data-point chart:repeated="33"/>
          </chart:series>
          <chart:series chart:style-name="ch9" chart:values-cell-range-address="Sheet1.CG8:Sheet1.CG40" chart:label-cell-address="Sheet1.CG7:Sheet1.CG7" chart:class="chart:line">
            <chart:regression-curve chart:style-name="ch10"/>
            <chart:data-point chart:repeated="33"/>
          </chart:series>
          <chart:series chart:style-name="ch11" chart:values-cell-range-address="Sheet1.CJ8:Sheet1.CJ40" chart:label-cell-address="Sheet1.CJ7:Sheet1.CJ7" chart:class="chart:line">
            <chart:regression-curve chart:style-name="ch12"/>
            <chart:data-point chart:repeated="33"/>
          </chart:series>
          <chart:series chart:style-name="ch13" chart:values-cell-range-address="Sheet1.CM8:Sheet1.CM40" chart:label-cell-address="Sheet1.CM7:Sheet1.CM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CD7:Sheet1.CD7</svg:desc>
                </draw:g>
              </table:table-cell>
              <table:table-cell office:value-type="string">
                <text:p>Neg Sp</text:p>
                <draw:g>
                  <svg:desc>Sheet1.CG7:Sheet1.CG7</svg:desc>
                </draw:g>
              </table:table-cell>
              <table:table-cell office:value-type="string">
                <text:p>Neg Su</text:p>
                <draw:g>
                  <svg:desc>Sheet1.CJ7:Sheet1.CJ7</svg:desc>
                </draw:g>
              </table:table-cell>
              <table:table-cell office:value-type="string">
                <text:p>Neg A</text:p>
                <draw:g>
                  <svg:desc>Sheet1.CM7:Sheet1.CM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CD8:Sheet1.CD40</svg:desc>
                </draw:g>
              </table:table-cell>
              <table:table-cell office:value-type="float" office:value="0">
                <text:p>0</text:p>
                <draw:g>
                  <svg:desc>Sheet1.CG8:Sheet1.CG40</svg:desc>
                </draw:g>
              </table:table-cell>
              <table:table-cell office:value-type="float" office:value="0">
                <text:p>0</text:p>
                <draw:g>
                  <svg:desc>Sheet1.CJ8:Sheet1.CJ40</svg:desc>
                </draw:g>
              </table:table-cell>
              <table:table-cell office:value-type="float" office:value="0">
                <text:p>0</text:p>
                <draw:g>
                  <svg:desc>Sheet1.CM8:Sheet1.CM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3cm" svg:y="0.303cm" chart:style-name="ch2">
          <text:p>Neg T: 12</text:p>
        </chart:title>
        <chart:legend chart:legend-position="end" svg:x="11.234cm" svg:y="2.484cm" style:legend-expansion="high" chart:style-name="ch3"/>
        <chart:plot-area chart:style-name="ch4" table:cell-range-address="Sheet1.B7:Sheet1.B40 Sheet1.CQ7:Sheet1.CQ40 Sheet1.CT7:Sheet1.CT40 Sheet1.CW7:Sheet1.CW40 Sheet1.CZ7:Sheet1.CZ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Q8:Sheet1.CQ40" chart:label-cell-address="Sheet1.CQ7:Sheet1.CQ7" chart:class="chart:line">
            <chart:regression-curve chart:style-name="ch8"/>
            <chart:data-point chart:repeated="33"/>
          </chart:series>
          <chart:series chart:style-name="ch9" chart:values-cell-range-address="Sheet1.CT8:Sheet1.CT40" chart:label-cell-address="Sheet1.CT7:Sheet1.CT7" chart:class="chart:line">
            <chart:regression-curve chart:style-name="ch10"/>
            <chart:data-point chart:repeated="33"/>
          </chart:series>
          <chart:series chart:style-name="ch11" chart:values-cell-range-address="Sheet1.CW8:Sheet1.CW40" chart:label-cell-address="Sheet1.CW7:Sheet1.CW7" chart:class="chart:line">
            <chart:regression-curve chart:style-name="ch12"/>
            <chart:data-point chart:repeated="33"/>
          </chart:series>
          <chart:series chart:style-name="ch13" chart:values-cell-range-address="Sheet1.CZ8:Sheet1.CZ40" chart:label-cell-address="Sheet1.CZ7:Sheet1.CZ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CQ7:Sheet1.CQ7</svg:desc>
                </draw:g>
              </table:table-cell>
              <table:table-cell office:value-type="string">
                <text:p>Neg Sp</text:p>
                <draw:g>
                  <svg:desc>Sheet1.CT7:Sheet1.CT7</svg:desc>
                </draw:g>
              </table:table-cell>
              <table:table-cell office:value-type="string">
                <text:p>Neg Su</text:p>
                <draw:g>
                  <svg:desc>Sheet1.CW7:Sheet1.CW7</svg:desc>
                </draw:g>
              </table:table-cell>
              <table:table-cell office:value-type="string">
                <text:p>Neg A</text:p>
                <draw:g>
                  <svg:desc>Sheet1.CZ7:Sheet1.CZ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CQ8:Sheet1.CQ40</svg:desc>
                </draw:g>
              </table:table-cell>
              <table:table-cell office:value-type="float" office:value="0">
                <text:p>0</text:p>
                <draw:g>
                  <svg:desc>Sheet1.CT8:Sheet1.CT40</svg:desc>
                </draw:g>
              </table:table-cell>
              <table:table-cell office:value-type="float" office:value="0">
                <text:p>0</text:p>
                <draw:g>
                  <svg:desc>Sheet1.CW8:Sheet1.CW40</svg:desc>
                </draw:g>
              </table:table-cell>
              <table:table-cell office:value-type="float" office:value="1">
                <text:p>1</text:p>
                <draw:g>
                  <svg:desc>Sheet1.CZ8:Sheet1.CZ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3cm" svg:y="0.303cm" chart:style-name="ch2">
          <text:p>Neg T: 14</text:p>
        </chart:title>
        <chart:legend chart:legend-position="end" svg:x="11.234cm" svg:y="2.484cm" style:legend-expansion="high" chart:style-name="ch3"/>
        <chart:plot-area chart:style-name="ch4" table:cell-range-address="Sheet1.B7:Sheet1.B40 Sheet1.DQ7:Sheet1.DQ40 Sheet1.DT7:Sheet1.DT40 Sheet1.DW7:Sheet1.DW40 Sheet1.DZ7:Sheet1.DZ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Q8:Sheet1.DQ40" chart:label-cell-address="Sheet1.DQ7:Sheet1.DQ7" chart:class="chart:line">
            <chart:regression-curve chart:style-name="ch8"/>
            <chart:data-point chart:repeated="33"/>
          </chart:series>
          <chart:series chart:style-name="ch9" chart:values-cell-range-address="Sheet1.DT8:Sheet1.DT40" chart:label-cell-address="Sheet1.DT7:Sheet1.DT7" chart:class="chart:line">
            <chart:regression-curve chart:style-name="ch10"/>
            <chart:data-point chart:repeated="33"/>
          </chart:series>
          <chart:series chart:style-name="ch11" chart:values-cell-range-address="Sheet1.DW8:Sheet1.DW40" chart:label-cell-address="Sheet1.DW7:Sheet1.DW7" chart:class="chart:line">
            <chart:regression-curve chart:style-name="ch12"/>
            <chart:data-point chart:repeated="33"/>
          </chart:series>
          <chart:series chart:style-name="ch13" chart:values-cell-range-address="Sheet1.DZ8:Sheet1.DZ40" chart:label-cell-address="Sheet1.DZ7:Sheet1.DZ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DQ7:Sheet1.DQ7</svg:desc>
                </draw:g>
              </table:table-cell>
              <table:table-cell office:value-type="string">
                <text:p>Neg Sp</text:p>
                <draw:g>
                  <svg:desc>Sheet1.DT7:Sheet1.DT7</svg:desc>
                </draw:g>
              </table:table-cell>
              <table:table-cell office:value-type="string">
                <text:p>Neg Su</text:p>
                <draw:g>
                  <svg:desc>Sheet1.DW7:Sheet1.DW7</svg:desc>
                </draw:g>
              </table:table-cell>
              <table:table-cell office:value-type="string">
                <text:p>Neg A</text:p>
                <draw:g>
                  <svg:desc>Sheet1.DZ7:Sheet1.DZ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DQ8:Sheet1.DQ40</svg:desc>
                </draw:g>
              </table:table-cell>
              <table:table-cell office:value-type="float" office:value="0">
                <text:p>0</text:p>
                <draw:g>
                  <svg:desc>Sheet1.DT8:Sheet1.DT40</svg:desc>
                </draw:g>
              </table:table-cell>
              <table:table-cell office:value-type="float" office:value="0">
                <text:p>0</text:p>
                <draw:g>
                  <svg:desc>Sheet1.DW8:Sheet1.DW40</svg:desc>
                </draw:g>
              </table:table-cell>
              <table:table-cell office:value-type="float" office:value="1">
                <text:p>1</text:p>
                <draw:g>
                  <svg:desc>Sheet1.DZ8:Sheet1.DZ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3cm" svg:y="0.303cm" chart:style-name="ch2">
          <text:p>Neg T: 15</text:p>
        </chart:title>
        <chart:legend chart:legend-position="end" svg:x="11.234cm" svg:y="2.484cm" style:legend-expansion="high" chart:style-name="ch3"/>
        <chart:plot-area chart:style-name="ch4" table:cell-range-address="Sheet1.B7:Sheet1.B40 Sheet1.ED7:Sheet1.ED40 Sheet1.EG7:Sheet1.EG40 Sheet1.EJ7:Sheet1.EJ40 Sheet1.EM7:Sheet1.EM40" chart:data-source-has-labels="both" svg:x="0.299cm" svg:y="1.172cm" svg:width="10.636cm" svg:height="7.081cm">
          <chartooo:coordinate-region svg:x="1.026cm" svg:y="1.172cm" svg:width="9.796cm" svg:height="5.921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D8:Sheet1.ED40" chart:label-cell-address="Sheet1.ED7:Sheet1.ED7" chart:class="chart:line">
            <chart:regression-curve chart:style-name="ch8"/>
            <chart:data-point chart:repeated="33"/>
          </chart:series>
          <chart:series chart:style-name="ch9" chart:values-cell-range-address="Sheet1.EG8:Sheet1.EG40" chart:label-cell-address="Sheet1.EG7:Sheet1.EG7" chart:class="chart:line">
            <chart:regression-curve chart:style-name="ch10"/>
            <chart:data-point chart:repeated="33"/>
          </chart:series>
          <chart:series chart:style-name="ch11" chart:values-cell-range-address="Sheet1.EJ8:Sheet1.EJ40" chart:label-cell-address="Sheet1.EJ7:Sheet1.EJ7" chart:class="chart:line">
            <chart:regression-curve chart:style-name="ch12"/>
            <chart:data-point chart:repeated="33"/>
          </chart:series>
          <chart:series chart:style-name="ch13" chart:values-cell-range-address="Sheet1.EM8:Sheet1.EM40" chart:label-cell-address="Sheet1.EM7:Sheet1.EM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ED7:Sheet1.ED7</svg:desc>
                </draw:g>
              </table:table-cell>
              <table:table-cell office:value-type="string">
                <text:p>Neg Sp</text:p>
                <draw:g>
                  <svg:desc>Sheet1.EG7:Sheet1.EG7</svg:desc>
                </draw:g>
              </table:table-cell>
              <table:table-cell office:value-type="string">
                <text:p>Neg Su</text:p>
                <draw:g>
                  <svg:desc>Sheet1.EJ7:Sheet1.EJ7</svg:desc>
                </draw:g>
              </table:table-cell>
              <table:table-cell office:value-type="string">
                <text:p>Neg A</text:p>
                <draw:g>
                  <svg:desc>Sheet1.EM7:Sheet1.EM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ED8:Sheet1.ED40</svg:desc>
                </draw:g>
              </table:table-cell>
              <table:table-cell office:value-type="float" office:value="0">
                <text:p>0</text:p>
                <draw:g>
                  <svg:desc>Sheet1.EG8:Sheet1.EG40</svg:desc>
                </draw:g>
              </table:table-cell>
              <table:table-cell office:value-type="float" office:value="0">
                <text:p>0</text:p>
                <draw:g>
                  <svg:desc>Sheet1.EJ8:Sheet1.EJ40</svg:desc>
                </draw:g>
              </table:table-cell>
              <table:table-cell office:value-type="float" office:value="0">
                <text:p>0</text:p>
                <draw:g>
                  <svg:desc>Sheet1.EM8:Sheet1.EM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3cm" svg:y="0.303cm" chart:style-name="ch2">
          <text:p>Neg T: 13</text:p>
        </chart:title>
        <chart:legend chart:legend-position="end" svg:x="11.234cm" svg:y="2.484cm" style:legend-expansion="high" chart:style-name="ch3"/>
        <chart:plot-area chart:style-name="ch4" table:cell-range-address="Sheet1.B7:Sheet1.B40 Sheet1.DD7:Sheet1.DD40 Sheet1.DG7:Sheet1.DG40 Sheet1.DJ7:Sheet1.DJ40 Sheet1.DM7:Sheet1.DM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D8:Sheet1.DD40" chart:label-cell-address="Sheet1.DD7:Sheet1.DD7" chart:class="chart:line">
            <chart:regression-curve chart:style-name="ch8"/>
            <chart:data-point chart:repeated="33"/>
          </chart:series>
          <chart:series chart:style-name="ch9" chart:values-cell-range-address="Sheet1.DG8:Sheet1.DG40" chart:label-cell-address="Sheet1.DG7:Sheet1.DG7" chart:class="chart:line">
            <chart:regression-curve chart:style-name="ch10"/>
            <chart:data-point chart:repeated="33"/>
          </chart:series>
          <chart:series chart:style-name="ch11" chart:values-cell-range-address="Sheet1.DJ8:Sheet1.DJ40" chart:label-cell-address="Sheet1.DJ7:Sheet1.DJ7" chart:class="chart:line">
            <chart:regression-curve chart:style-name="ch12"/>
            <chart:data-point chart:repeated="33"/>
          </chart:series>
          <chart:series chart:style-name="ch13" chart:values-cell-range-address="Sheet1.DM8:Sheet1.DM40" chart:label-cell-address="Sheet1.DM7:Sheet1.DM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 W</text:p>
                <draw:g>
                  <svg:desc>Sheet1.DD7:Sheet1.DD7</svg:desc>
                </draw:g>
              </table:table-cell>
              <table:table-cell office:value-type="string">
                <text:p>Neg Sp</text:p>
                <draw:g>
                  <svg:desc>Sheet1.DG7:Sheet1.DG7</svg:desc>
                </draw:g>
              </table:table-cell>
              <table:table-cell office:value-type="string">
                <text:p>Neg Su</text:p>
                <draw:g>
                  <svg:desc>Sheet1.DJ7:Sheet1.DJ7</svg:desc>
                </draw:g>
              </table:table-cell>
              <table:table-cell office:value-type="string">
                <text:p>Neg A</text:p>
                <draw:g>
                  <svg:desc>Sheet1.DM7:Sheet1.DM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1">
                <text:p>1</text:p>
                <draw:g>
                  <svg:desc>Sheet1.DD8:Sheet1.DD40</svg:desc>
                </draw:g>
              </table:table-cell>
              <table:table-cell office:value-type="float" office:value="0">
                <text:p>0</text:p>
                <draw:g>
                  <svg:desc>Sheet1.DG8:Sheet1.DG40</svg:desc>
                </draw:g>
              </table:table-cell>
              <table:table-cell office:value-type="float" office:value="0">
                <text:p>0</text:p>
                <draw:g>
                  <svg:desc>Sheet1.DJ8:Sheet1.DJ40</svg:desc>
                </draw:g>
              </table:table-cell>
              <table:table-cell office:value-type="float" office:value="0">
                <text:p>0</text:p>
                <draw:g>
                  <svg:desc>Sheet1.DM8:Sheet1.DM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324cm" svg:y="0.326cm" chart:style-name="ch2">
          <text:p>Tot T: 6</text:p>
        </chart:title>
        <chart:legend chart:legend-position="end" svg:x="22.732cm" svg:y="3.055cm" style:legend-expansion="high" chart:style-name="ch3"/>
        <chart:plot-area chart:style-name="ch4" table:cell-range-address="Sheet1.B7:Sheet1.B40 Sheet1.R7:Sheet1.R40 Sheet1.U7:Sheet1.U40 Sheet1.X7:Sheet1.X40 Sheet1.AA7:Sheet1.AA40" chart:data-source-has-labels="both" svg:x="0.527cm" svg:y="1.218cm" svg:width="21.678cm" svg:height="8.154cm">
          <chartooo:coordinate-region svg:x="0.963cm" svg:y="1.218cm" svg:width="20.927cm" svg:height="6.994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8:Sheet1.R40" chart:label-cell-address="Sheet1.R7:Sheet1.R7" chart:class="chart:line">
            <chart:regression-curve chart:style-name="ch8"/>
            <chart:data-point chart:repeated="33"/>
          </chart:series>
          <chart:series chart:style-name="ch9" chart:values-cell-range-address="Sheet1.U8:Sheet1.U40" chart:label-cell-address="Sheet1.U7:Sheet1.U7" chart:class="chart:line">
            <chart:regression-curve chart:style-name="ch10"/>
            <chart:data-point chart:repeated="33"/>
          </chart:series>
          <chart:series chart:style-name="ch11" chart:values-cell-range-address="Sheet1.X8:Sheet1.X40" chart:label-cell-address="Sheet1.X7:Sheet1.X7" chart:class="chart:line">
            <chart:regression-curve chart:style-name="ch12"/>
            <chart:data-point chart:repeated="33"/>
          </chart:series>
          <chart:series chart:style-name="ch13" chart:values-cell-range-address="Sheet1.AA8:Sheet1.AA40" chart:label-cell-address="Sheet1.AA7:Sheet1.AA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R7:Sheet1.R7</svg:desc>
                </draw:g>
              </table:table-cell>
              <table:table-cell office:value-type="string">
                <text:p>Tot Sp</text:p>
                <draw:g>
                  <svg:desc>Sheet1.U7:Sheet1.U7</svg:desc>
                </draw:g>
              </table:table-cell>
              <table:table-cell office:value-type="string">
                <text:p>Tot Su</text:p>
                <draw:g>
                  <svg:desc>Sheet1.X7:Sheet1.X7</svg:desc>
                </draw:g>
              </table:table-cell>
              <table:table-cell office:value-type="string">
                <text:p>Tot A</text:p>
                <draw:g>
                  <svg:desc>Sheet1.AA7:Sheet1.AA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1">
                <text:p>1</text:p>
                <draw:g>
                  <svg:desc>Sheet1.R8:Sheet1.R40</svg:desc>
                </draw:g>
              </table:table-cell>
              <table:table-cell office:value-type="float" office:value="0">
                <text:p>0</text:p>
                <draw:g>
                  <svg:desc>Sheet1.U8:Sheet1.U40</svg:desc>
                </draw:g>
              </table:table-cell>
              <table:table-cell office:value-type="float" office:value="0">
                <text:p>0</text:p>
                <draw:g>
                  <svg:desc>Sheet1.X8:Sheet1.X40</svg:desc>
                </draw:g>
              </table:table-cell>
              <table:table-cell office:value-type="float" office:value="5">
                <text:p>5</text:p>
                <draw:g>
                  <svg:desc>Sheet1.AA8:Sheet1.AA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324cm" svg:y="0.326cm" chart:style-name="ch2">
          <text:p>Tot T: 8</text:p>
        </chart:title>
        <chart:legend chart:legend-position="end" svg:x="22.732cm" svg:y="3.055cm" style:legend-expansion="high" chart:style-name="ch3"/>
        <chart:plot-area chart:style-name="ch4" table:cell-range-address="Sheet1.B7:Sheet1.B40 Sheet1.AR7:Sheet1.AR40 Sheet1.AU7:Sheet1.AU40 Sheet1.AX7:Sheet1.AX40 Sheet1.BA7:Sheet1.BA40" chart:data-source-has-labels="both" svg:x="0.527cm" svg:y="1.218cm" svg:width="21.678cm" svg:height="8.154cm">
          <chartooo:coordinate-region svg:x="0.963cm" svg:y="1.218cm" svg:width="20.927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R8:Sheet1.AR40" chart:label-cell-address="Sheet1.AR7:Sheet1.AR7" chart:class="chart:line">
            <chart:regression-curve chart:style-name="ch8"/>
            <chart:data-point chart:repeated="33"/>
          </chart:series>
          <chart:series chart:style-name="ch9" chart:values-cell-range-address="Sheet1.AU8:Sheet1.AU40" chart:label-cell-address="Sheet1.AU7:Sheet1.AU7" chart:class="chart:line">
            <chart:regression-curve chart:style-name="ch10"/>
            <chart:data-point chart:repeated="33"/>
          </chart:series>
          <chart:series chart:style-name="ch11" chart:values-cell-range-address="Sheet1.AX8:Sheet1.AX40" chart:label-cell-address="Sheet1.AX7:Sheet1.AX7" chart:class="chart:line">
            <chart:regression-curve chart:style-name="ch12"/>
            <chart:data-point chart:repeated="33"/>
          </chart:series>
          <chart:series chart:style-name="ch13" chart:values-cell-range-address="Sheet1.BA8:Sheet1.BA40" chart:label-cell-address="Sheet1.BA7:Sheet1.BA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AR7:Sheet1.AR7</svg:desc>
                </draw:g>
              </table:table-cell>
              <table:table-cell office:value-type="string">
                <text:p>Tot Sp</text:p>
                <draw:g>
                  <svg:desc>Sheet1.AU7:Sheet1.AU7</svg:desc>
                </draw:g>
              </table:table-cell>
              <table:table-cell office:value-type="string">
                <text:p>Tot Su</text:p>
                <draw:g>
                  <svg:desc>Sheet1.AX7:Sheet1.AX7</svg:desc>
                </draw:g>
              </table:table-cell>
              <table:table-cell office:value-type="string">
                <text:p>Tot A</text:p>
                <draw:g>
                  <svg:desc>Sheet1.BA7:Sheet1.BA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2">
                <text:p>2</text:p>
                <draw:g>
                  <svg:desc>Sheet1.AR8:Sheet1.AR40</svg:desc>
                </draw:g>
              </table:table-cell>
              <table:table-cell office:value-type="float" office:value="0">
                <text:p>0</text:p>
                <draw:g>
                  <svg:desc>Sheet1.AU8:Sheet1.AU40</svg:desc>
                </draw:g>
              </table:table-cell>
              <table:table-cell office:value-type="float" office:value="0">
                <text:p>0</text:p>
                <draw:g>
                  <svg:desc>Sheet1.AX8:Sheet1.AX40</svg:desc>
                </draw:g>
              </table:table-cell>
              <table:table-cell office:value-type="float" office:value="2">
                <text:p>2</text:p>
                <draw:g>
                  <svg:desc>Sheet1.BA8:Sheet1.BA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324cm" svg:y="0.326cm" chart:style-name="ch2">
          <text:p>Tot T: 9</text:p>
        </chart:title>
        <chart:legend chart:legend-position="end" svg:x="22.732cm" svg:y="3.055cm" style:legend-expansion="high" chart:style-name="ch3"/>
        <chart:plot-area chart:style-name="ch4" table:cell-range-address="Sheet1.B7:Sheet1.B40 Sheet1.BE7:Sheet1.BE40 Sheet1.BH7:Sheet1.BH40 Sheet1.BK7:Sheet1.BK40 Sheet1.BN7:Sheet1.BN40" chart:data-source-has-labels="both" svg:x="0.527cm" svg:y="1.218cm" svg:width="21.678cm" svg:height="8.154cm">
          <chartooo:coordinate-region svg:x="0.963cm" svg:y="1.218cm" svg:width="20.927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E8:Sheet1.BE40" chart:label-cell-address="Sheet1.BE7:Sheet1.BE7" chart:class="chart:line">
            <chart:regression-curve chart:style-name="ch8"/>
            <chart:data-point chart:repeated="33"/>
          </chart:series>
          <chart:series chart:style-name="ch9" chart:values-cell-range-address="Sheet1.BH8:Sheet1.BH40" chart:label-cell-address="Sheet1.BH7:Sheet1.BH7" chart:class="chart:line">
            <chart:regression-curve chart:style-name="ch10"/>
            <chart:data-point chart:repeated="33"/>
          </chart:series>
          <chart:series chart:style-name="ch11" chart:values-cell-range-address="Sheet1.BK8:Sheet1.BK40" chart:label-cell-address="Sheet1.BK7:Sheet1.BK7" chart:class="chart:line">
            <chart:regression-curve chart:style-name="ch12"/>
            <chart:data-point chart:repeated="33"/>
          </chart:series>
          <chart:series chart:style-name="ch13" chart:values-cell-range-address="Sheet1.BN8:Sheet1.BN40" chart:label-cell-address="Sheet1.BN7:Sheet1.BN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BE7:Sheet1.BE7</svg:desc>
                </draw:g>
              </table:table-cell>
              <table:table-cell office:value-type="string">
                <text:p>Tot Sp</text:p>
                <draw:g>
                  <svg:desc>Sheet1.BH7:Sheet1.BH7</svg:desc>
                </draw:g>
              </table:table-cell>
              <table:table-cell office:value-type="string">
                <text:p>Tot Su</text:p>
                <draw:g>
                  <svg:desc>Sheet1.BK7:Sheet1.BK7</svg:desc>
                </draw:g>
              </table:table-cell>
              <table:table-cell office:value-type="string">
                <text:p>Tot A</text:p>
                <draw:g>
                  <svg:desc>Sheet1.BN7:Sheet1.BN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BE8:Sheet1.BE40</svg:desc>
                </draw:g>
              </table:table-cell>
              <table:table-cell office:value-type="float" office:value="0">
                <text:p>0</text:p>
                <draw:g>
                  <svg:desc>Sheet1.BH8:Sheet1.BH40</svg:desc>
                </draw:g>
              </table:table-cell>
              <table:table-cell office:value-type="float" office:value="0">
                <text:p>0</text:p>
                <draw:g>
                  <svg:desc>Sheet1.BK8:Sheet1.BK40</svg:desc>
                </draw:g>
              </table:table-cell>
              <table:table-cell office:value-type="float" office:value="1">
                <text:p>1</text:p>
                <draw:g>
                  <svg:desc>Sheet1.BN8:Sheet1.BN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205cm" svg:y="0.326cm" chart:style-name="ch2">
          <text:p>Tot T: 10</text:p>
        </chart:title>
        <chart:legend chart:legend-position="end" svg:x="22.732cm" svg:y="3.055cm" style:legend-expansion="high" chart:style-name="ch3"/>
        <chart:plot-area chart:style-name="ch4" table:cell-range-address="Sheet1.B7:Sheet1.B40 Sheet1.BR7:Sheet1.BR40 Sheet1.BU7:Sheet1.BU40 Sheet1.BX7:Sheet1.BX40 Sheet1.CA7:Sheet1.CA40" chart:data-source-has-labels="both" svg:x="0.527cm" svg:y="1.218cm" svg:width="21.678cm" svg:height="8.154cm">
          <chartooo:coordinate-region svg:x="0.963cm" svg:y="1.218cm" svg:width="20.927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R8:Sheet1.BR40" chart:label-cell-address="Sheet1.BR7:Sheet1.BR7" chart:class="chart:line">
            <chart:regression-curve chart:style-name="ch8"/>
            <chart:data-point chart:repeated="33"/>
          </chart:series>
          <chart:series chart:style-name="ch9" chart:values-cell-range-address="Sheet1.BU8:Sheet1.BU40" chart:label-cell-address="Sheet1.BU7:Sheet1.BU7" chart:class="chart:line">
            <chart:regression-curve chart:style-name="ch10"/>
            <chart:data-point chart:repeated="33"/>
          </chart:series>
          <chart:series chart:style-name="ch11" chart:values-cell-range-address="Sheet1.BX8:Sheet1.BX40" chart:label-cell-address="Sheet1.BX7:Sheet1.BX7" chart:class="chart:line">
            <chart:regression-curve chart:style-name="ch12"/>
            <chart:data-point chart:repeated="33"/>
          </chart:series>
          <chart:series chart:style-name="ch13" chart:values-cell-range-address="Sheet1.CA8:Sheet1.CA40" chart:label-cell-address="Sheet1.CA7:Sheet1.CA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BR7:Sheet1.BR7</svg:desc>
                </draw:g>
              </table:table-cell>
              <table:table-cell office:value-type="string">
                <text:p>Tot Sp</text:p>
                <draw:g>
                  <svg:desc>Sheet1.BU7:Sheet1.BU7</svg:desc>
                </draw:g>
              </table:table-cell>
              <table:table-cell office:value-type="string">
                <text:p>Tot Su</text:p>
                <draw:g>
                  <svg:desc>Sheet1.BX7:Sheet1.BX7</svg:desc>
                </draw:g>
              </table:table-cell>
              <table:table-cell office:value-type="string">
                <text:p>Tot A</text:p>
                <draw:g>
                  <svg:desc>Sheet1.CA7:Sheet1.CA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BR8:Sheet1.BR40</svg:desc>
                </draw:g>
              </table:table-cell>
              <table:table-cell office:value-type="float" office:value="0">
                <text:p>0</text:p>
                <draw:g>
                  <svg:desc>Sheet1.BU8:Sheet1.BU40</svg:desc>
                </draw:g>
              </table:table-cell>
              <table:table-cell office:value-type="float" office:value="0">
                <text:p>0</text:p>
                <draw:g>
                  <svg:desc>Sheet1.BX8:Sheet1.BX40</svg:desc>
                </draw:g>
              </table:table-cell>
              <table:table-cell office:value-type="float" office:value="0">
                <text:p>0</text:p>
                <draw:g>
                  <svg:desc>Sheet1.CA8:Sheet1.CA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324cm" svg:y="0.326cm" chart:style-name="ch2">
          <text:p>Tot T: 5</text:p>
        </chart:title>
        <chart:legend chart:legend-position="end" svg:x="22.732cm" svg:y="3.055cm" style:legend-expansion="high" chart:style-name="ch3"/>
        <chart:plot-area chart:style-name="ch4" table:cell-range-address="Sheet1.B8:Sheet1.B40 Sheet1.E7:Sheet1.E40 Sheet1.H7:Sheet1.H40 Sheet1.K7:Sheet1.K40 Sheet1.N7:Sheet1.N40" chart:data-source-has-labels="both" svg:x="0.527cm" svg:y="1.218cm" svg:width="21.678cm" svg:height="8.154cm">
          <chartooo:coordinate-region svg:x="0.963cm" svg:y="1.218cm" svg:width="20.927cm" svg:height="6.994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40" chart:label-cell-address="Sheet1.E7:Sheet1.E7" chart:class="chart:line">
            <chart:regression-curve chart:style-name="ch8"/>
            <chart:data-point chart:repeated="33"/>
          </chart:series>
          <chart:series chart:style-name="ch9" chart:values-cell-range-address="Sheet1.H8:Sheet1.H40" chart:label-cell-address="Sheet1.H7:Sheet1.H7" chart:class="chart:line">
            <chart:regression-curve chart:style-name="ch10"/>
            <chart:data-point chart:repeated="33"/>
          </chart:series>
          <chart:series chart:style-name="ch11" chart:values-cell-range-address="Sheet1.K8:Sheet1.K40" chart:label-cell-address="Sheet1.K7:Sheet1.K7" chart:class="chart:line">
            <chart:regression-curve chart:style-name="ch12"/>
            <chart:data-point chart:repeated="33"/>
          </chart:series>
          <chart:series chart:style-name="ch13" chart:values-cell-range-address="Sheet1.N8:Sheet1.N40" chart:label-cell-address="Sheet1.N7:Sheet1.N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E7:Sheet1.E7</svg:desc>
                </draw:g>
              </table:table-cell>
              <table:table-cell office:value-type="string">
                <text:p>Tot Sp</text:p>
                <draw:g>
                  <svg:desc>Sheet1.H7:Sheet1.H7</svg:desc>
                </draw:g>
              </table:table-cell>
              <table:table-cell office:value-type="string">
                <text:p>Tot Su</text:p>
                <draw:g>
                  <svg:desc>Sheet1.K7:Sheet1.K7</svg:desc>
                </draw:g>
              </table:table-cell>
              <table:table-cell office:value-type="string">
                <text:p>Tot A</text:p>
                <draw:g>
                  <svg:desc>Sheet1.N7:Sheet1.N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E8:Sheet1.E40</svg:desc>
                </draw:g>
              </table:table-cell>
              <table:table-cell office:value-type="float" office:value="0">
                <text:p>0</text:p>
                <draw:g>
                  <svg:desc>Sheet1.H8:Sheet1.H40</svg:desc>
                </draw:g>
              </table:table-cell>
              <table:table-cell office:value-type="float" office:value="0">
                <text:p>0</text:p>
                <draw:g>
                  <svg:desc>Sheet1.K8:Sheet1.K40</svg:desc>
                </draw:g>
              </table:table-cell>
              <table:table-cell office:value-type="float" office:value="6">
                <text:p>6</text:p>
                <draw:g>
                  <svg:desc>Sheet1.N8:Sheet1.N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205cm" svg:y="0.326cm" chart:style-name="ch2">
          <text:p>Tot T: 11</text:p>
        </chart:title>
        <chart:legend chart:legend-position="end" svg:x="22.732cm" svg:y="3.055cm" style:legend-expansion="high" chart:style-name="ch3"/>
        <chart:plot-area chart:style-name="ch4" table:cell-range-address="Sheet1.B7:Sheet1.B40 Sheet1.CE7:Sheet1.CE40 Sheet1.CH7:Sheet1.CH40 Sheet1.CK7:Sheet1.CK40 Sheet1.CN7:Sheet1.CN40" chart:data-source-has-labels="both" svg:x="0.527cm" svg:y="1.218cm" svg:width="21.678cm" svg:height="8.154cm">
          <chartooo:coordinate-region svg:x="1.254cm" svg:y="1.218cm" svg:width="20.838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E8:Sheet1.CE40" chart:label-cell-address="Sheet1.CE7:Sheet1.CE7" chart:class="chart:line">
            <chart:regression-curve chart:style-name="ch8"/>
            <chart:data-point chart:repeated="33"/>
          </chart:series>
          <chart:series chart:style-name="ch9" chart:values-cell-range-address="Sheet1.CH8:Sheet1.CH40" chart:label-cell-address="Sheet1.CH7:Sheet1.CH7" chart:class="chart:line">
            <chart:regression-curve chart:style-name="ch10"/>
            <chart:data-point chart:repeated="33"/>
          </chart:series>
          <chart:series chart:style-name="ch11" chart:values-cell-range-address="Sheet1.CK8:Sheet1.CK40" chart:label-cell-address="Sheet1.CK7:Sheet1.CK7" chart:class="chart:line">
            <chart:regression-curve chart:style-name="ch12"/>
            <chart:data-point chart:repeated="33"/>
          </chart:series>
          <chart:series chart:style-name="ch13" chart:values-cell-range-address="Sheet1.CN8:Sheet1.CN40" chart:label-cell-address="Sheet1.CN7:Sheet1.CN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CE7:Sheet1.CE7</svg:desc>
                </draw:g>
              </table:table-cell>
              <table:table-cell office:value-type="string">
                <text:p>Tot Sp</text:p>
                <draw:g>
                  <svg:desc>Sheet1.CH7:Sheet1.CH7</svg:desc>
                </draw:g>
              </table:table-cell>
              <table:table-cell office:value-type="string">
                <text:p>Tot Su</text:p>
                <draw:g>
                  <svg:desc>Sheet1.CK7:Sheet1.CK7</svg:desc>
                </draw:g>
              </table:table-cell>
              <table:table-cell office:value-type="string">
                <text:p>Tot A</text:p>
                <draw:g>
                  <svg:desc>Sheet1.CN7:Sheet1.CN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CE8:Sheet1.CE40</svg:desc>
                </draw:g>
              </table:table-cell>
              <table:table-cell office:value-type="float" office:value="0">
                <text:p>0</text:p>
                <draw:g>
                  <svg:desc>Sheet1.CH8:Sheet1.CH40</svg:desc>
                </draw:g>
              </table:table-cell>
              <table:table-cell office:value-type="float" office:value="0">
                <text:p>0</text:p>
                <draw:g>
                  <svg:desc>Sheet1.CK8:Sheet1.CK40</svg:desc>
                </draw:g>
              </table:table-cell>
              <table:table-cell office:value-type="float" office:value="0">
                <text:p>0</text:p>
                <draw:g>
                  <svg:desc>Sheet1.CN8:Sheet1.CN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205cm" svg:y="0.326cm" chart:style-name="ch2">
          <text:p>Tot T: 12</text:p>
        </chart:title>
        <chart:legend chart:legend-position="end" svg:x="22.732cm" svg:y="3.055cm" style:legend-expansion="high" chart:style-name="ch3"/>
        <chart:plot-area chart:style-name="ch4" table:cell-range-address="Sheet1.B7:Sheet1.B40 Sheet1.CR7:Sheet1.CR40 Sheet1.CU7:Sheet1.CU40 Sheet1.CX7:Sheet1.CX40 Sheet1.DA7:Sheet1.DA40" chart:data-source-has-labels="both" svg:x="0.527cm" svg:y="1.218cm" svg:width="21.678cm" svg:height="8.154cm">
          <chartooo:coordinate-region svg:x="0.963cm" svg:y="1.218cm" svg:width="20.927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R8:Sheet1.CR40" chart:label-cell-address="Sheet1.CR7:Sheet1.CR7" chart:class="chart:line">
            <chart:regression-curve chart:style-name="ch8"/>
            <chart:data-point chart:repeated="33"/>
          </chart:series>
          <chart:series chart:style-name="ch9" chart:values-cell-range-address="Sheet1.CU8:Sheet1.CU40" chart:label-cell-address="Sheet1.CU7:Sheet1.CU7" chart:class="chart:line">
            <chart:regression-curve chart:style-name="ch10"/>
            <chart:data-point chart:repeated="33"/>
          </chart:series>
          <chart:series chart:style-name="ch11" chart:values-cell-range-address="Sheet1.CX8:Sheet1.CX40" chart:label-cell-address="Sheet1.CX7:Sheet1.CX7" chart:class="chart:line">
            <chart:regression-curve chart:style-name="ch12"/>
            <chart:data-point chart:repeated="33"/>
          </chart:series>
          <chart:series chart:style-name="ch13" chart:values-cell-range-address="Sheet1.DA8:Sheet1.DA40" chart:label-cell-address="Sheet1.DA7:Sheet1.DA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CR7:Sheet1.CR7</svg:desc>
                </draw:g>
              </table:table-cell>
              <table:table-cell office:value-type="string">
                <text:p>Tot Sp</text:p>
                <draw:g>
                  <svg:desc>Sheet1.CU7:Sheet1.CU7</svg:desc>
                </draw:g>
              </table:table-cell>
              <table:table-cell office:value-type="string">
                <text:p>Tot Su</text:p>
                <draw:g>
                  <svg:desc>Sheet1.CX7:Sheet1.CX7</svg:desc>
                </draw:g>
              </table:table-cell>
              <table:table-cell office:value-type="string">
                <text:p>Tot A</text:p>
                <draw:g>
                  <svg:desc>Sheet1.DA7:Sheet1.DA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CR8:Sheet1.CR40</svg:desc>
                </draw:g>
              </table:table-cell>
              <table:table-cell office:value-type="float" office:value="0">
                <text:p>0</text:p>
                <draw:g>
                  <svg:desc>Sheet1.CU8:Sheet1.CU40</svg:desc>
                </draw:g>
              </table:table-cell>
              <table:table-cell office:value-type="float" office:value="0">
                <text:p>0</text:p>
                <draw:g>
                  <svg:desc>Sheet1.CX8:Sheet1.CX40</svg:desc>
                </draw:g>
              </table:table-cell>
              <table:table-cell office:value-type="float" office:value="1">
                <text:p>1</text:p>
                <draw:g>
                  <svg:desc>Sheet1.DA8:Sheet1.DA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205cm" svg:y="0.326cm" chart:style-name="ch2">
          <text:p>Tot T: 13</text:p>
        </chart:title>
        <chart:legend chart:legend-position="end" svg:x="22.732cm" svg:y="3.055cm" style:legend-expansion="high" chart:style-name="ch3"/>
        <chart:plot-area chart:style-name="ch4" table:cell-range-address="Sheet1.B7:Sheet1.B40 Sheet1.DE7:Sheet1.DE40 Sheet1.DH7:Sheet1.DH40 Sheet1.DK7:Sheet1.DK40 Sheet1.DN7:Sheet1.DN40" chart:data-source-has-labels="both" svg:x="0.527cm" svg:y="1.218cm" svg:width="21.678cm" svg:height="8.154cm">
          <chartooo:coordinate-region svg:x="1.254cm" svg:y="1.218cm" svg:width="20.838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E8:Sheet1.DE40" chart:label-cell-address="Sheet1.DE7:Sheet1.DE7" chart:class="chart:line">
            <chart:regression-curve chart:style-name="ch8"/>
            <chart:data-point chart:repeated="33"/>
          </chart:series>
          <chart:series chart:style-name="ch9" chart:values-cell-range-address="Sheet1.DH8:Sheet1.DH40" chart:label-cell-address="Sheet1.DH7:Sheet1.DH7" chart:class="chart:line">
            <chart:regression-curve chart:style-name="ch10"/>
            <chart:data-point chart:repeated="33"/>
          </chart:series>
          <chart:series chart:style-name="ch11" chart:values-cell-range-address="Sheet1.DK8:Sheet1.DK40" chart:label-cell-address="Sheet1.DK7:Sheet1.DK7" chart:class="chart:line">
            <chart:regression-curve chart:style-name="ch12"/>
            <chart:data-point chart:repeated="33"/>
          </chart:series>
          <chart:series chart:style-name="ch13" chart:values-cell-range-address="Sheet1.DN8:Sheet1.DN40" chart:label-cell-address="Sheet1.DN7:Sheet1.DN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DE7:Sheet1.DE7</svg:desc>
                </draw:g>
              </table:table-cell>
              <table:table-cell office:value-type="string">
                <text:p>Tot Sp</text:p>
                <draw:g>
                  <svg:desc>Sheet1.DH7:Sheet1.DH7</svg:desc>
                </draw:g>
              </table:table-cell>
              <table:table-cell office:value-type="string">
                <text:p>Tot Su</text:p>
                <draw:g>
                  <svg:desc>Sheet1.DK7:Sheet1.DK7</svg:desc>
                </draw:g>
              </table:table-cell>
              <table:table-cell office:value-type="string">
                <text:p>Tot A</text:p>
                <draw:g>
                  <svg:desc>Sheet1.DN7:Sheet1.DN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2">
                <text:p>2</text:p>
                <draw:g>
                  <svg:desc>Sheet1.DE8:Sheet1.DE40</svg:desc>
                </draw:g>
              </table:table-cell>
              <table:table-cell office:value-type="float" office:value="0">
                <text:p>0</text:p>
                <draw:g>
                  <svg:desc>Sheet1.DH8:Sheet1.DH40</svg:desc>
                </draw:g>
              </table:table-cell>
              <table:table-cell office:value-type="float" office:value="0">
                <text:p>0</text:p>
                <draw:g>
                  <svg:desc>Sheet1.DK8:Sheet1.DK40</svg:desc>
                </draw:g>
              </table:table-cell>
              <table:table-cell office:value-type="float" office:value="1">
                <text:p>1</text:p>
                <draw:g>
                  <svg:desc>Sheet1.DN8:Sheet1.DN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205cm" svg:y="0.326cm" chart:style-name="ch2">
          <text:p>Tot T: 14</text:p>
        </chart:title>
        <chart:legend chart:legend-position="end" svg:x="22.732cm" svg:y="3.055cm" style:legend-expansion="high" chart:style-name="ch3"/>
        <chart:plot-area chart:style-name="ch4" table:cell-range-address="Sheet1.B7:Sheet1.B40 Sheet1.DR7:Sheet1.DR40 Sheet1.DU7:Sheet1.DU40 Sheet1.DX7:Sheet1.DX40 Sheet1.EA7:Sheet1.EA40" chart:data-source-has-labels="both" svg:x="0.527cm" svg:y="1.218cm" svg:width="21.678cm" svg:height="8.154cm">
          <chartooo:coordinate-region svg:x="1.254cm" svg:y="1.218cm" svg:width="20.838cm" svg:height="6.995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R8:Sheet1.DR40" chart:label-cell-address="Sheet1.DR7:Sheet1.DR7" chart:class="chart:line">
            <chart:regression-curve chart:style-name="ch8"/>
            <chart:data-point chart:repeated="33"/>
          </chart:series>
          <chart:series chart:style-name="ch9" chart:values-cell-range-address="Sheet1.DU8:Sheet1.DU40" chart:label-cell-address="Sheet1.DU7:Sheet1.DU7" chart:class="chart:line">
            <chart:regression-curve chart:style-name="ch10"/>
            <chart:data-point chart:repeated="33"/>
          </chart:series>
          <chart:series chart:style-name="ch11" chart:values-cell-range-address="Sheet1.DX8:Sheet1.DX40" chart:label-cell-address="Sheet1.DX7:Sheet1.DX7" chart:class="chart:line">
            <chart:regression-curve chart:style-name="ch12"/>
            <chart:data-point chart:repeated="33"/>
          </chart:series>
          <chart:series chart:style-name="ch13" chart:values-cell-range-address="Sheet1.EA8:Sheet1.EA40" chart:label-cell-address="Sheet1.EA7:Sheet1.EA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DR7:Sheet1.DR7</svg:desc>
                </draw:g>
              </table:table-cell>
              <table:table-cell office:value-type="string">
                <text:p>Tot Sp</text:p>
                <draw:g>
                  <svg:desc>Sheet1.DU7:Sheet1.DU7</svg:desc>
                </draw:g>
              </table:table-cell>
              <table:table-cell office:value-type="string">
                <text:p>Tot Su</text:p>
                <draw:g>
                  <svg:desc>Sheet1.DX7:Sheet1.DX7</svg:desc>
                </draw:g>
              </table:table-cell>
              <table:table-cell office:value-type="string">
                <text:p>Tot A</text:p>
                <draw:g>
                  <svg:desc>Sheet1.EA7:Sheet1.EA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DR8:Sheet1.DR40</svg:desc>
                </draw:g>
              </table:table-cell>
              <table:table-cell office:value-type="float" office:value="0">
                <text:p>0</text:p>
                <draw:g>
                  <svg:desc>Sheet1.DU8:Sheet1.DU40</svg:desc>
                </draw:g>
              </table:table-cell>
              <table:table-cell office:value-type="float" office:value="0">
                <text:p>0</text:p>
                <draw:g>
                  <svg:desc>Sheet1.DX8:Sheet1.DX40</svg:desc>
                </draw:g>
              </table:table-cell>
              <table:table-cell office:value-type="float" office:value="1">
                <text:p>1</text:p>
                <draw:g>
                  <svg:desc>Sheet1.EA8:Sheet1.EA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51cm" svg:height="9.563cm" xlink:href=".." xlink:type="simple" chart:class="chart:line" chart:style-name="ch1">
        <chart:title svg:x="12.205cm" svg:y="0.326cm" chart:style-name="ch2">
          <text:p>Tot T: 15</text:p>
        </chart:title>
        <chart:legend chart:legend-position="end" svg:x="22.732cm" svg:y="3.055cm" style:legend-expansion="high" chart:style-name="ch3"/>
        <chart:plot-area chart:style-name="ch4" table:cell-range-address="Sheet1.B7:Sheet1.B40 Sheet1.EE7:Sheet1.EE40 Sheet1.EH7:Sheet1.EH40 Sheet1.EK7:Sheet1.EK40 Sheet1.EN7:Sheet1.EN40" chart:data-source-has-labels="both" svg:x="0.527cm" svg:y="1.218cm" svg:width="21.678cm" svg:height="8.154cm">
          <chartooo:coordinate-region svg:x="1.254cm" svg:y="1.218cm" svg:width="20.838cm" svg:height="6.994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E8:Sheet1.EE40" chart:label-cell-address="Sheet1.EE7:Sheet1.EE7" chart:class="chart:line">
            <chart:regression-curve chart:style-name="ch8"/>
            <chart:data-point chart:repeated="33"/>
          </chart:series>
          <chart:series chart:style-name="ch9" chart:values-cell-range-address="Sheet1.EH8:Sheet1.EH40" chart:label-cell-address="Sheet1.EH7:Sheet1.EH7" chart:class="chart:line">
            <chart:regression-curve chart:style-name="ch10"/>
            <chart:data-point chart:repeated="33"/>
          </chart:series>
          <chart:series chart:style-name="ch11" chart:values-cell-range-address="Sheet1.EK8:Sheet1.EK40" chart:label-cell-address="Sheet1.EK7:Sheet1.EK7" chart:class="chart:line">
            <chart:regression-curve chart:style-name="ch12"/>
            <chart:data-point chart:repeated="33"/>
          </chart:series>
          <chart:series chart:style-name="ch13" chart:values-cell-range-address="Sheet1.EN8:Sheet1.EN40" chart:label-cell-address="Sheet1.EN7:Sheet1.EN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 W</text:p>
                <draw:g>
                  <svg:desc>Sheet1.EE7:Sheet1.EE7</svg:desc>
                </draw:g>
              </table:table-cell>
              <table:table-cell office:value-type="string">
                <text:p>Tot Sp</text:p>
                <draw:g>
                  <svg:desc>Sheet1.EH7:Sheet1.EH7</svg:desc>
                </draw:g>
              </table:table-cell>
              <table:table-cell office:value-type="string">
                <text:p>Tot Su</text:p>
                <draw:g>
                  <svg:desc>Sheet1.EK7:Sheet1.EK7</svg:desc>
                </draw:g>
              </table:table-cell>
              <table:table-cell office:value-type="string">
                <text:p>Tot A</text:p>
                <draw:g>
                  <svg:desc>Sheet1.EN7:Sheet1.EN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EE8:Sheet1.EE40</svg:desc>
                </draw:g>
              </table:table-cell>
              <table:table-cell office:value-type="float" office:value="0">
                <text:p>0</text:p>
                <draw:g>
                  <svg:desc>Sheet1.EH8:Sheet1.EH40</svg:desc>
                </draw:g>
              </table:table-cell>
              <table:table-cell office:value-type="float" office:value="0">
                <text:p>0</text:p>
                <draw:g>
                  <svg:desc>Sheet1.EK8:Sheet1.EK40</svg:desc>
                </draw:g>
              </table:table-cell>
              <table:table-cell office:value-type="float" office:value="0">
                <text:p>0</text:p>
                <draw:g>
                  <svg:desc>Sheet1.EN8:Sheet1.EN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62cm" svg:y="0.303cm" chart:style-name="ch2">
          <text:p>Pos T: 6</text:p>
        </chart:title>
        <chart:legend chart:legend-position="end" svg:x="11.234cm" svg:y="2.484cm" style:legend-expansion="high" chart:style-name="ch3"/>
        <chart:plot-area chart:style-name="ch4" table:cell-range-address="Sheet1.B7:Sheet1.B40 Sheet1.P7:Sheet1.P40 Sheet1.S7:Sheet1.S40 Sheet1.V7:Sheet1.V40 Sheet1.Y7:Sheet1.Y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8:Sheet1.P40" chart:label-cell-address="Sheet1.P7:Sheet1.P7" chart:class="chart:line">
            <chart:regression-curve chart:style-name="ch8"/>
            <chart:data-point chart:repeated="33"/>
          </chart:series>
          <chart:series chart:style-name="ch9" chart:values-cell-range-address="Sheet1.S8:Sheet1.S40" chart:label-cell-address="Sheet1.S7:Sheet1.S7" chart:class="chart:line">
            <chart:regression-curve chart:style-name="ch10"/>
            <chart:data-point chart:repeated="33"/>
          </chart:series>
          <chart:series chart:style-name="ch11" chart:values-cell-range-address="Sheet1.V8:Sheet1.V40" chart:label-cell-address="Sheet1.V7:Sheet1.V7" chart:class="chart:line">
            <chart:regression-curve chart:style-name="ch12"/>
            <chart:data-point chart:repeated="33"/>
          </chart:series>
          <chart:series chart:style-name="ch13" chart:values-cell-range-address="Sheet1.Y8:Sheet1.Y40" chart:label-cell-address="Sheet1.Y7:Sheet1.Y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P7:Sheet1.P7</svg:desc>
                </draw:g>
              </table:table-cell>
              <table:table-cell office:value-type="string">
                <text:p>Pos Sp</text:p>
                <draw:g>
                  <svg:desc>Sheet1.S7:Sheet1.S7</svg:desc>
                </draw:g>
              </table:table-cell>
              <table:table-cell office:value-type="string">
                <text:p>Pos Su</text:p>
                <draw:g>
                  <svg:desc>Sheet1.V7:Sheet1.V7</svg:desc>
                </draw:g>
              </table:table-cell>
              <table:table-cell office:value-type="string">
                <text:p>Pos A</text:p>
                <draw:g>
                  <svg:desc>Sheet1.Y7:Sheet1.Y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P8:Sheet1.P40</svg:desc>
                </draw:g>
              </table:table-cell>
              <table:table-cell office:value-type="float" office:value="0">
                <text:p>0</text:p>
                <draw:g>
                  <svg:desc>Sheet1.S8:Sheet1.S40</svg:desc>
                </draw:g>
              </table:table-cell>
              <table:table-cell office:value-type="float" office:value="0">
                <text:p>0</text:p>
                <draw:g>
                  <svg:desc>Sheet1.V8:Sheet1.V40</svg:desc>
                </draw:g>
              </table:table-cell>
              <table:table-cell office:value-type="float" office:value="4">
                <text:p>4</text:p>
                <draw:g>
                  <svg:desc>Sheet1.Y8:Sheet1.Y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62cm" svg:y="0.303cm" chart:style-name="ch2">
          <text:p>Pos T: 7</text:p>
        </chart:title>
        <chart:legend chart:legend-position="end" svg:x="11.234cm" svg:y="2.484cm" style:legend-expansion="high" chart:style-name="ch3"/>
        <chart:plot-area chart:style-name="ch4" table:cell-range-address="Sheet1.B7:Sheet1.B40 Sheet1.AC7:Sheet1.AC40 Sheet1.AF7:Sheet1.AF40 Sheet1.AI7:Sheet1.AI40 Sheet1.AL7:Sheet1.AL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8:Sheet1.AC40" chart:label-cell-address="Sheet1.AC7:Sheet1.AC7" chart:class="chart:line">
            <chart:regression-curve chart:style-name="ch8"/>
            <chart:data-point chart:repeated="33"/>
          </chart:series>
          <chart:series chart:style-name="ch9" chart:values-cell-range-address="Sheet1.AF8:Sheet1.AF40" chart:label-cell-address="Sheet1.AF7:Sheet1.AF7" chart:class="chart:line">
            <chart:regression-curve chart:style-name="ch10"/>
            <chart:data-point chart:repeated="33"/>
          </chart:series>
          <chart:series chart:style-name="ch11" chart:values-cell-range-address="Sheet1.AI8:Sheet1.AI40" chart:label-cell-address="Sheet1.AI7:Sheet1.AI7" chart:class="chart:line">
            <chart:regression-curve chart:style-name="ch12"/>
            <chart:data-point chart:repeated="33"/>
          </chart:series>
          <chart:series chart:style-name="ch13" chart:values-cell-range-address="Sheet1.AL8:Sheet1.AL40" chart:label-cell-address="Sheet1.AL7:Sheet1.AL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AC7:Sheet1.AC7</svg:desc>
                </draw:g>
              </table:table-cell>
              <table:table-cell office:value-type="string">
                <text:p>Pos Sp</text:p>
                <draw:g>
                  <svg:desc>Sheet1.AF7:Sheet1.AF7</svg:desc>
                </draw:g>
              </table:table-cell>
              <table:table-cell office:value-type="string">
                <text:p>Pos Su</text:p>
                <draw:g>
                  <svg:desc>Sheet1.AI7:Sheet1.AI7</svg:desc>
                </draw:g>
              </table:table-cell>
              <table:table-cell office:value-type="string">
                <text:p>Pos A</text:p>
                <draw:g>
                  <svg:desc>Sheet1.AL7:Sheet1.AL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2">
                <text:p>2</text:p>
                <draw:g>
                  <svg:desc>Sheet1.AC8:Sheet1.AC40</svg:desc>
                </draw:g>
              </table:table-cell>
              <table:table-cell office:value-type="float" office:value="0">
                <text:p>0</text:p>
                <draw:g>
                  <svg:desc>Sheet1.AF8:Sheet1.AF40</svg:desc>
                </draw:g>
              </table:table-cell>
              <table:table-cell office:value-type="float" office:value="0">
                <text:p>0</text:p>
                <draw:g>
                  <svg:desc>Sheet1.AI8:Sheet1.AI40</svg:desc>
                </draw:g>
              </table:table-cell>
              <table:table-cell office:value-type="float" office:value="1">
                <text:p>1</text:p>
                <draw:g>
                  <svg:desc>Sheet1.AL8:Sheet1.AL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62cm" svg:y="0.303cm" chart:style-name="ch2">
          <text:p>Pos T: 8</text:p>
        </chart:title>
        <chart:legend chart:legend-position="end" svg:x="11.234cm" svg:y="2.484cm" style:legend-expansion="high" chart:style-name="ch3"/>
        <chart:plot-area chart:style-name="ch4" table:cell-range-address="Sheet1.B7:Sheet1.B40 Sheet1.AP7:Sheet1.AP40 Sheet1.AS7:Sheet1.AS40 Sheet1.AV7:Sheet1.AV40 Sheet1.AY7:Sheet1.AY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P8:Sheet1.AP40" chart:label-cell-address="Sheet1.AP7:Sheet1.AP7" chart:class="chart:line">
            <chart:regression-curve chart:style-name="ch8"/>
            <chart:data-point chart:repeated="33"/>
          </chart:series>
          <chart:series chart:style-name="ch9" chart:values-cell-range-address="Sheet1.AS8:Sheet1.AS40" chart:label-cell-address="Sheet1.AS7:Sheet1.AS7" chart:class="chart:line">
            <chart:regression-curve chart:style-name="ch10"/>
            <chart:data-point chart:repeated="33"/>
          </chart:series>
          <chart:series chart:style-name="ch11" chart:values-cell-range-address="Sheet1.AV8:Sheet1.AV40" chart:label-cell-address="Sheet1.AV7:Sheet1.AV7" chart:class="chart:line">
            <chart:regression-curve chart:style-name="ch12"/>
            <chart:data-point chart:repeated="33"/>
          </chart:series>
          <chart:series chart:style-name="ch13" chart:values-cell-range-address="Sheet1.AY8:Sheet1.AY40" chart:label-cell-address="Sheet1.AY7:Sheet1.AY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AP7:Sheet1.AP7</svg:desc>
                </draw:g>
              </table:table-cell>
              <table:table-cell office:value-type="string">
                <text:p>Pos Sp</text:p>
                <draw:g>
                  <svg:desc>Sheet1.AS7:Sheet1.AS7</svg:desc>
                </draw:g>
              </table:table-cell>
              <table:table-cell office:value-type="string">
                <text:p>Pos Su</text:p>
                <draw:g>
                  <svg:desc>Sheet1.AV7:Sheet1.AV7</svg:desc>
                </draw:g>
              </table:table-cell>
              <table:table-cell office:value-type="string">
                <text:p>Pos A</text:p>
                <draw:g>
                  <svg:desc>Sheet1.AY7:Sheet1.AY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1">
                <text:p>1</text:p>
                <draw:g>
                  <svg:desc>Sheet1.AP8:Sheet1.AP40</svg:desc>
                </draw:g>
              </table:table-cell>
              <table:table-cell office:value-type="float" office:value="0">
                <text:p>0</text:p>
                <draw:g>
                  <svg:desc>Sheet1.AS8:Sheet1.AS40</svg:desc>
                </draw:g>
              </table:table-cell>
              <table:table-cell office:value-type="float" office:value="0">
                <text:p>0</text:p>
                <draw:g>
                  <svg:desc>Sheet1.AV8:Sheet1.AV40</svg:desc>
                </draw:g>
              </table:table-cell>
              <table:table-cell office:value-type="float" office:value="1">
                <text:p>1</text:p>
                <draw:g>
                  <svg:desc>Sheet1.AY8:Sheet1.AY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562cm" svg:y="0.303cm" chart:style-name="ch2">
          <text:p>Pos T: 9</text:p>
        </chart:title>
        <chart:legend chart:legend-position="end" svg:x="11.234cm" svg:y="2.484cm" style:legend-expansion="high" chart:style-name="ch3"/>
        <chart:plot-area chart:style-name="ch4" table:cell-range-address="Sheet1.B7:Sheet1.B40 Sheet1.BC7:Sheet1.BC40 Sheet1.BF7:Sheet1.BF40 Sheet1.BI7:Sheet1.BI40 Sheet1.BL7:Sheet1.BL40" chart:data-source-has-labels="both" svg:x="0.299cm" svg:y="1.172cm" svg:width="10.636cm" svg:height="7.081cm">
          <chartooo:coordinate-region svg:x="0.735cm" svg:y="1.172cm" svg:width="9.885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C8:Sheet1.BC40" chart:label-cell-address="Sheet1.BC7:Sheet1.BC7" chart:class="chart:line">
            <chart:regression-curve chart:style-name="ch8"/>
            <chart:data-point chart:repeated="33"/>
          </chart:series>
          <chart:series chart:style-name="ch9" chart:values-cell-range-address="Sheet1.BF8:Sheet1.BF40" chart:label-cell-address="Sheet1.BF7:Sheet1.BF7" chart:class="chart:line">
            <chart:regression-curve chart:style-name="ch10"/>
            <chart:data-point chart:repeated="33"/>
          </chart:series>
          <chart:series chart:style-name="ch11" chart:values-cell-range-address="Sheet1.BI8:Sheet1.BI40" chart:label-cell-address="Sheet1.BI7:Sheet1.BI7" chart:class="chart:line">
            <chart:regression-curve chart:style-name="ch12"/>
            <chart:data-point chart:repeated="33"/>
          </chart:series>
          <chart:series chart:style-name="ch13" chart:values-cell-range-address="Sheet1.BL8:Sheet1.BL40" chart:label-cell-address="Sheet1.BL7:Sheet1.BL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BC7:Sheet1.BC7</svg:desc>
                </draw:g>
              </table:table-cell>
              <table:table-cell office:value-type="string">
                <text:p>Pos Sp</text:p>
                <draw:g>
                  <svg:desc>Sheet1.BF7:Sheet1.BF7</svg:desc>
                </draw:g>
              </table:table-cell>
              <table:table-cell office:value-type="string">
                <text:p>Pos Su</text:p>
                <draw:g>
                  <svg:desc>Sheet1.BI7:Sheet1.BI7</svg:desc>
                </draw:g>
              </table:table-cell>
              <table:table-cell office:value-type="string">
                <text:p>Pos A</text:p>
                <draw:g>
                  <svg:desc>Sheet1.BL7:Sheet1.BL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BC8:Sheet1.BC40</svg:desc>
                </draw:g>
              </table:table-cell>
              <table:table-cell office:value-type="float" office:value="0">
                <text:p>0</text:p>
                <draw:g>
                  <svg:desc>Sheet1.BF8:Sheet1.BF40</svg:desc>
                </draw:g>
              </table:table-cell>
              <table:table-cell office:value-type="float" office:value="0">
                <text:p>0</text:p>
                <draw:g>
                  <svg:desc>Sheet1.BI8:Sheet1.BI40</svg:desc>
                </draw:g>
              </table:table-cell>
              <table:table-cell office:value-type="float" office:value="1">
                <text:p>1</text:p>
                <draw:g>
                  <svg:desc>Sheet1.BL8:Sheet1.BL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43cm" svg:y="0.303cm" chart:style-name="ch2">
          <text:p>Pos T: 10</text:p>
        </chart:title>
        <chart:legend chart:legend-position="end" svg:x="11.234cm" svg:y="2.484cm" style:legend-expansion="high" chart:style-name="ch3"/>
        <chart:plot-area chart:style-name="ch4" table:cell-range-address="Sheet1.B7:Sheet1.B40 Sheet1.BP7:Sheet1.BP40 Sheet1.BS7:Sheet1.BS40 Sheet1.BV7:Sheet1.BV40 Sheet1.BY7:Sheet1.BY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P8:Sheet1.BP40" chart:label-cell-address="Sheet1.BP7:Sheet1.BP7" chart:class="chart:line">
            <chart:regression-curve chart:style-name="ch8"/>
            <chart:data-point chart:repeated="33"/>
          </chart:series>
          <chart:series chart:style-name="ch9" chart:values-cell-range-address="Sheet1.BS8:Sheet1.BS40" chart:label-cell-address="Sheet1.BS7:Sheet1.BS7" chart:class="chart:line">
            <chart:regression-curve chart:style-name="ch10"/>
            <chart:data-point chart:repeated="33"/>
          </chart:series>
          <chart:series chart:style-name="ch11" chart:values-cell-range-address="Sheet1.BV8:Sheet1.BV40" chart:label-cell-address="Sheet1.BV7:Sheet1.BV7" chart:class="chart:line">
            <chart:regression-curve chart:style-name="ch12"/>
            <chart:data-point chart:repeated="33"/>
          </chart:series>
          <chart:series chart:style-name="ch13" chart:values-cell-range-address="Sheet1.BY8:Sheet1.BY40" chart:label-cell-address="Sheet1.BY7:Sheet1.BY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BP7:Sheet1.BP7</svg:desc>
                </draw:g>
              </table:table-cell>
              <table:table-cell office:value-type="string">
                <text:p>Pos Sp</text:p>
                <draw:g>
                  <svg:desc>Sheet1.BS7:Sheet1.BS7</svg:desc>
                </draw:g>
              </table:table-cell>
              <table:table-cell office:value-type="string">
                <text:p>Pos Su</text:p>
                <draw:g>
                  <svg:desc>Sheet1.BV7:Sheet1.BV7</svg:desc>
                </draw:g>
              </table:table-cell>
              <table:table-cell office:value-type="string">
                <text:p>Pos A</text:p>
                <draw:g>
                  <svg:desc>Sheet1.BY7:Sheet1.BY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BP8:Sheet1.BP40</svg:desc>
                </draw:g>
              </table:table-cell>
              <table:table-cell office:value-type="float" office:value="0">
                <text:p>0</text:p>
                <draw:g>
                  <svg:desc>Sheet1.BS8:Sheet1.BS40</svg:desc>
                </draw:g>
              </table:table-cell>
              <table:table-cell office:value-type="float" office:value="0">
                <text:p>0</text:p>
                <draw:g>
                  <svg:desc>Sheet1.BV8:Sheet1.BV40</svg:desc>
                </draw:g>
              </table:table-cell>
              <table:table-cell office:value-type="float" office:value="0">
                <text:p>0</text:p>
                <draw:g>
                  <svg:desc>Sheet1.BY8:Sheet1.BY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420e" svg:stroke-opacity="50%" draw:fill-color="#ff420e" draw:opacity="50%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51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59cm" svg:height="8.421cm" xlink:href=".." xlink:type="simple" chart:class="chart:line" chart:style-name="ch1">
        <chart:title svg:x="6.443cm" svg:y="0.303cm" chart:style-name="ch2">
          <text:p>Pos T: 11</text:p>
        </chart:title>
        <chart:legend chart:legend-position="end" svg:x="11.234cm" svg:y="2.484cm" style:legend-expansion="high" chart:style-name="ch3"/>
        <chart:plot-area chart:style-name="ch4" table:cell-range-address="Sheet1.B7:Sheet1.B40 Sheet1.CC7:Sheet1.CC40 Sheet1.CF7:Sheet1.CF40 Sheet1.CI7:Sheet1.CI40 Sheet1.CL7:Sheet1.CL40" chart:data-source-has-labels="both" svg:x="0.299cm" svg:y="1.172cm" svg:width="10.636cm" svg:height="7.081cm">
          <chartooo:coordinate-region svg:x="1.026cm" svg:y="1.172cm" svg:width="9.796cm" svg:height="5.922cm"/>
          <chart:axis chart:dimension="x" chart:name="primary-x" chart:style-name="ch5" chartooo:axis-type="auto">
            <chartooo:date-scale/>
            <chart:categories table:cell-range-address="Sheet1.B8:Sheet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C8:Sheet1.CC40" chart:label-cell-address="Sheet1.CC7:Sheet1.CC7" chart:class="chart:line">
            <chart:regression-curve chart:style-name="ch8"/>
            <chart:data-point chart:repeated="33"/>
          </chart:series>
          <chart:series chart:style-name="ch9" chart:values-cell-range-address="Sheet1.CF8:Sheet1.CF40" chart:label-cell-address="Sheet1.CF7:Sheet1.CF7" chart:class="chart:line">
            <chart:regression-curve chart:style-name="ch10"/>
            <chart:data-point chart:repeated="33"/>
          </chart:series>
          <chart:series chart:style-name="ch11" chart:values-cell-range-address="Sheet1.CI8:Sheet1.CI40" chart:label-cell-address="Sheet1.CI7:Sheet1.CI7" chart:class="chart:line">
            <chart:regression-curve chart:style-name="ch12"/>
            <chart:data-point chart:repeated="33"/>
          </chart:series>
          <chart:series chart:style-name="ch13" chart:values-cell-range-address="Sheet1.CL8:Sheet1.CL40" chart:label-cell-address="Sheet1.CL7:Sheet1.CL7" chart:class="chart:line">
            <chart:regression-curve chart:style-name="ch14"/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W</text:p>
                <draw:g>
                  <svg:desc>Sheet1.CC7:Sheet1.CC7</svg:desc>
                </draw:g>
              </table:table-cell>
              <table:table-cell office:value-type="string">
                <text:p>Pos Sp</text:p>
                <draw:g>
                  <svg:desc>Sheet1.CF7:Sheet1.CF7</svg:desc>
                </draw:g>
              </table:table-cell>
              <table:table-cell office:value-type="string">
                <text:p>Pos Su</text:p>
                <draw:g>
                  <svg:desc>Sheet1.CI7:Sheet1.CI7</svg:desc>
                </draw:g>
              </table:table-cell>
              <table:table-cell office:value-type="string">
                <text:p>Pos A</text:p>
                <draw:g>
                  <svg:desc>Sheet1.CL7:Sheet1.CL7</svg:desc>
                </draw:g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1.B8:Sheet1.B40</svg:desc>
                </draw:g>
              </table:table-cell>
              <table:table-cell office:value-type="float" office:value="0">
                <text:p>0</text:p>
                <draw:g>
                  <svg:desc>Sheet1.CC8:Sheet1.CC40</svg:desc>
                </draw:g>
              </table:table-cell>
              <table:table-cell office:value-type="float" office:value="0">
                <text:p>0</text:p>
                <draw:g>
                  <svg:desc>Sheet1.CF8:Sheet1.CF40</svg:desc>
                </draw:g>
              </table:table-cell>
              <table:table-cell office:value-type="float" office:value="0">
                <text:p>0</text:p>
                <draw:g>
                  <svg:desc>Sheet1.CI8:Sheet1.CI40</svg:desc>
                </draw:g>
              </table:table-cell>
              <table:table-cell office:value-type="float" office:value="0">
                <text:p>0</text:p>
                <draw:g>
                  <svg:desc>Sheet1.CL8:Sheet1.CL40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